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co3" style:family="table-column">
      <style:table-column-properties fo:break-before="auto" style:column-width="40.22mm"/>
    </style:style>
    <style:style style:name="co4" style:family="table-column">
      <style:table-column-properties fo:break-before="auto" style:column-width="38.65mm"/>
    </style:style>
    <style:style style:name="co5" style:family="table-column">
      <style:table-column-properties fo:break-before="auto" style:column-width="37.98mm"/>
    </style:style>
    <style:style style:name="co6" style:family="table-column">
      <style:table-column-properties fo:break-before="auto" style:column-width="81.67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73.03mm"/>
    </style:style>
    <style:style style:name="co11" style:family="table-column">
      <style:table-column-properties fo:break-before="auto" style:column-width="71.72mm"/>
    </style:style>
    <style:style style:name="co12" style:family="table-column">
      <style:table-column-properties fo:break-before="auto" style:column-width="30.83mm"/>
    </style:style>
    <style:style style:name="co13" style:family="table-column">
      <style:table-column-properties fo:break-before="auto" style:column-width="39.32mm"/>
    </style:style>
    <style:style style:name="co14" style:family="table-column">
      <style:table-column-properties fo:break-before="auto" style:column-width="43.57mm"/>
    </style:style>
    <style:style style:name="co15" style:family="table-column">
      <style:table-column-properties fo:break-before="auto" style:column-width="56.09mm"/>
    </style:style>
    <style:style style:name="co16" style:family="table-column">
      <style:table-column-properties fo:break-before="auto" style:column-width="41.17mm"/>
    </style:style>
    <style:style style:name="co17" style:family="table-column">
      <style:table-column-properties fo:break-before="auto" style:column-width="53.04mm"/>
    </style:style>
    <style:style style:name="co18" style:family="table-column">
      <style:table-column-properties fo:break-before="auto" style:column-width="24.17mm"/>
    </style:style>
    <style:style style:name="co19" style:family="table-column">
      <style:table-column-properties fo:break-before="auto" style:column-width="162.93mm"/>
    </style:style>
    <style:style style:name="co20" style:family="table-column">
      <style:table-column-properties fo:break-before="auto" style:column-width="17.46mm"/>
    </style:style>
    <style:style style:name="co21" style:family="table-column">
      <style:table-column-properties fo:break-before="auto" style:column-width="19.76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78mm"/>
    </style:style>
    <style:style style:name="ro6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ext-properties style:text-position=""/>
    </style:style>
    <style:style style:name="ce30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4" table:default-cell-style-name="ce9"/>
        <table:table-column table:style-name="co25" table:default-cell-style-name="ce9"/>
        <table:table-column table:style-name="co22" table:number-columns-repeated="1002" table:default-cell-style-name="ce9"/>
        <table:table-column table:style-name="co23" table:default-cell-style-name="ce9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woodmen_man</text:p>
          </table:table-cell>
          <table:table-cell table:style-name="ce6" office:value-type="string" calcext:value-type="string">
            <text:p>Woodmen_Settler</text:p>
          </table:table-cell>
          <table:table-cell table:style-name="ce6" office:value-type="string" calcext:value-type="string">
            <text:p>Woodmen_Settl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short_bow,itm_arrows,itm_beorn_staff, itm_axe_a,],attr_tier_1,wp_tier_1,knows_common|knows_athletics_2|knows_power_strike_1|knows_ironflesh_1,rohan_face_younger_1,rohan_face_middle_2]," calcext:value-type="string">
            <text:p>["i1_woodmen_man","Woodmen_Settler","Woodmen_Settlers",tfg_armor| tfg_boots,0,0,fac_beorn,[itm_gondor_ranger_hood,itm_woodman_tunic,itm_rohan_shoes,itm_short_bow,itm_arrow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woodman_padded,</text:p>
          </table:table-cell>
          <table:table-cell table:style-name="ce16"/>
          <table:table-cell table:style-name="ce16" office:value-type="string" calcext:value-type="string">
            <text:p>itm_leather_boots_bad,itm_rohan_shoe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4_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4|knows_ironflesh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i5_woodmen_night_guard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_good, itm_north_skullcap, itm_north_nasal_helm_good,</text:p>
          </table:table-cell>
          <table:table-cell table:style-name="ce16" office:value-type="string" calcext:value-type="string">
            <text:p>itm_woodmen_heavy,</text:p>
          </table:table-cell>
          <table:table-cell table:style-name="ce16" office:value-type="string" calcext:value-type="string">
            <text:p>itm_leather_gloves_good,itm_evil_gauntlets_a_good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2_handed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leather_boots_bad,itm_rohan_shoes,itm_furry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leather_boots_bad,itm_furry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a, itm_axe_b, itm_beorn_staff,itm_long_bearded_axe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power_strike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a4_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 itm_north_leather_skullcap,</text:p>
          </table:table-cell>
          <table:table-cell table:style-name="ce16" office:value-type="string" calcext:value-type="string">
            <text:p>itm_woodman_scout,</text:p>
          </table:table-cell>
          <table:table-cell table:style-name="ce16" office:value-type="string" calcext:value-type="string">
            <text:p>itm_leather_gloves,itm_evil_gauntlets_a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b, itm_beorn_staff,itm_long_bearded_axe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3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a5_woodmen_night_stalker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_good,itm_evil_gauntlets_a_good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elven_bow,itm_arrows,</text:p>
          </table:table-cell>
          <table:table-cell table:style-name="ce16" office:value-type="string" calcext:value-type="string">
            <text:p>itm_long_bearded_axe,itm_long_bearded_axe,itm_beorn_staf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6|knows_power_draw_4|knows_power_strike_3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style-name="ce14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beorning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staff,itm_beorn_axe,itm_dwarf_sword_b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3|knows_power_strike_1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athletics_3|knows_power_strike_1|knows_ironflesh_2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athletics_3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axe,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4|knows_power_strike_2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padde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 itm_beor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b,itm_dale_sword,</text:p>
          </table:table-cell>
          <table:table-cell table:style-name="ce16" office:value-type="string" calcext:value-type="string">
            <text:p>itm_beorn_shield,itm_beorn_shield_goo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a,itm_dwarf_sword_b,itm_dale_sword,itm_dale_sword_long,</text:p>
          </table:table-cell>
          <table:table-cell table:style-name="ce16" office:value-type="string" calcext:value-type="string">
            <text:p>itm_beorn_shield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3|knows_ironflesh_5|knows_shield_5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axe,</text:p>
          </table:table-cell>
          <table:table-cell table:style-name="ce16" office:value-type="string" calcext:value-type="string">
            <text:p>itm_javelin,itm_rohirrim_throwing_axe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5|knows_power_strike_4|knows_ironflesh_5|knows_power_throw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axe,itm_beorn_battle_axe,</text:p>
          </table:table-cell>
          <table:table-cell table:style-name="ce16" office:value-type="string" calcext:value-type="string">
            <text:p>itm_javelin,itm_rohirrim_throwing_axe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power_strike_5|knows_ironflesh_6|knows_power_throw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berser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battle_axe,</text:p>
          </table:table-cell>
          <table:table-cell table:style-name="ce16" office:value-type="string" calcext:value-type="string">
            <text:p>itm_javelin,itm_rohirrim_throwing_axe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power_strike_7|knows_ironflesh_9|knows_power_throw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beorning_bear_warrio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chief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6" office:value-type="string" calcext:value-type="string">
            <text:p>itm_leather_boots, itm_leather_boots_dark,itm_splinted_greaves,</text:p>
          </table:table-cell>
          <table:table-cell table:style-name="ce16" office:value-type="string" calcext:value-type="string">
            <text:p>itm_beorn_axe_reward,</text:p>
          </table:table-cell>
          <table:table-cell table:style-name="ce16" office:value-type="string" calcext:value-type="string">
            <text:p>itm_beorn_shield_rewa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5|knows_power_strike_4|knows_ironflesh_6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fur_coat, itm_blue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ale_pike, itm_dale_sword, itm_arrows,itm_short_bow,itm_axe_a,</text:p>
          </table:table-cell>
          <table:table-cell table:style-name="ce16" office:value-type="string" calcext:value-type="string">
            <text:p>itm_north_round_shiel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shield_1|knows_power_draw_1|knows_ironflesh_1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2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|knows_shield_1|knows_power_draw_1|knows_ironflesh_1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|knows_shield_1|knows_power_draw_1|knows_ironflesh_1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6" office:value-type="string" calcext:value-type="string">
            <text:p>itm_dale_light_a, itm_dale_light_a_good, itm_dale_med_b_bad,</text:p>
          </table:table-cell>
          <table:table-cell table:style-name="ce16"/>
          <table:table-cell table:style-name="ce16" office:value-type="string" calcext:value-type="string">
            <text:p>itm_leather_boots_bad,itm_rohan_shoes,</text:p>
          </table:table-cell>
          <table:table-cell table:style-name="ce16" office:value-type="string" calcext:value-type="string">
            <text:p>itm_dale_sword,itm_dale_pike, itm_axe_a, itm_axe_b, itm_axe_c,</text:p>
          </table:table-cell>
          <table:table-cell table:style-name="ce16" office:value-type="string" calcext:value-type="string">
            <text:p>itm_north_round_shield, itm_dale_shield_c, itm_dale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shield_1|knows_power_strike_1|knows_ironflesh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2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|knows_shield_1|knows_power_strike_1|knows_ironflesh_1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|knows_shield_1|knows_power_strike_1|knows_ironflesh_1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ale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</text:p>
          </table:table-cell>
          <table:table-cell table:style-name="ce16" office:value-type="string" calcext:value-type="string">
            <text:p><text:s/>itm_dale_light_a, itm_dale_light_a_good,</text:p>
          </table:table-cell>
          <table:table-cell table:style-name="ce16"/>
          <table:table-cell table:style-name="ce16" office:value-type="string" calcext:value-type="string">
            <text:p>itm_leather_boots_bad,itm_rohan_shoes,</text:p>
          </table:table-cell>
          <table:table-cell table:style-name="ce16" office:value-type="string" calcext:value-type="string">
            <text:p>itm_arrows,itm_regular_bow,</text:p>
          </table:table-cell>
          <table:table-cell table:style-name="ce16" office:value-type="string" calcext:value-type="string">
            <text:p>itm_dale_sword, itm_axe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ironflesh_1|knows_power_draw_1|knows_athletics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1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ale_bowma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b,itm_dale_helmet_b,itm_dale_helmet_b, itm_dale_helmet_b_good,</text:p>
          </table:table-cell>
          <table:table-cell table:style-name="ce16" office:value-type="string" calcext:value-type="string">
            <text:p>itm_dale_med_b,itm_dale_med_b_bad,itm_dale_med_b_ok,itm_dale_med_b_bad,itm_dale_med_b_good,</text:p>
          </table:table-cell>
          <table:table-cell table:style-name="ce16"/>
          <table:table-cell table:style-name="ce16" office:value-type="string" calcext:value-type="string">
            <text:p>itm_leather_boots_bad,itm_rohan_shoe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a, itm_axe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ale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,itm_dale_helmet_c,</text:p>
          </table:table-cell>
          <table:table-cell table:style-name="ce16" office:value-type="string" calcext:value-type="string">
            <text:p>itm_dale_med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itm_leather_boots_dark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b, itm_axe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barding_bowman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_good,itm_dale_helmet_c_good,</text:p>
          </table:table-cell>
          <table:table-cell table:style-name="ce16" office:value-type="string" calcext:value-type="string">
            <text:p>itm_dale_med_c,itm_dale_med_c_bad,itm_dale_med_c_good,itm_dale_med_c_cloak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6" office:value-type="string" calcext:value-type="string">
            <text:p>itm_leather_boots,itm_leather_boots_dark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common|knows_ironflesh_4|knows_power_draw_4|knows_power_strike_2|knows_athletics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ale_swordsman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d_bad,</text:p>
          </table:table-cell>
          <table:table-cell table:style-name="ce16"/>
          <table:table-cell table:style-name="ce16" office:value-type="string" calcext:value-type="string">
            <text:p>itm_leather_boots,itm_leather_boots_dark,</text:p>
          </table:table-cell>
          <table:table-cell table:style-name="ce16" office:value-type="string" calcext:value-type="string">
            <text:p>itm_dale_sword,</text:p>
          </table:table-cell>
          <table:table-cell table:style-name="ce16" office:value-type="string" calcext:value-type="string">
            <text:p>itm_dale_shield_a, itm_dale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3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ale_sergeant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_dark, itm_splinted_greaves,</text:p>
          </table:table-cell>
          <table:table-cell table:style-name="ce16" office:value-type="string" calcext:value-type="string">
            <text:p>itm_dale_sword,itm_dale_sword_broad,itm_axe_d,</text:p>
          </table:table-cell>
          <table:table-cell table:style-name="ce16" office:value-type="string" calcext:value-type="string">
            <text:p>itm_dale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4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ale_hearthma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e,</text:p>
          </table:table-cell>
          <table:table-cell table:style-name="ce16" office:value-type="string" calcext:value-type="string">
            <text:p>itm_dale_heavy_a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 office:value-type="string" calcext:value-type="string">
            <text:p>itm_dale_shield_b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strike_4|knows_ironflesh_5|knows_shield_5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ale_spear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b_good,itm_dale_med_b_lordly,</text:p>
          </table:table-cell>
          <table:table-cell table:style-name="ce16"/>
          <table:table-cell table:style-name="ce16" office:value-type="string" calcext:value-type="string">
            <text:p>itm_leather_boots_dark, itm_splinted_greaves,</text:p>
          </table:table-cell>
          <table:table-cell table:style-name="ce16" office:value-type="string" calcext:value-type="string">
            <text:p>itm_dale_pik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c, itm_dale_med_c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ironflesh_2|knows_power_strike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f,</text:p>
          </table:table-cell>
          <table:table-cell table:style-name="ce16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evil_gauntlets_b_good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ironflesh_5|knows_power_strike_4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rhovanion_retainer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dale_light_b, itm_dale_light_b_good,</text:p>
          </table:table-cell>
          <table:table-cell table:style-name="ce16"/>
          <table:table-cell table:style-name="ce16" office:value-type="string" calcext:value-type="string">
            <text:p>itm_leather_boots_dark_bad,itm_rohan_shoes,</text:p>
          </table:table-cell>
          <table:table-cell table:style-name="ce16" office:value-type="string" calcext:value-type="string">
            <text:p>itm_dale_pik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athletics_1|knows_ironflesh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ovanion_auxilia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dale_light_b_good, itm_dale_light_b_reinf,</text:p>
          </table:table-cell>
          <table:table-cell table:style-name="ce16"/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4|knows_athletics_1|knows_ironflesh_1|knows_power_strike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ovanion_rider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_good, itm_north_skullcap, itm_north_nasal_helm, itm_north_skullcap_good,</text:p>
          </table:table-cell>
          <table:table-cell table:style-name="ce16" office:value-type="string" calcext:value-type="string">
            <text:p>itm_dale_med_a_bad, itm_dale_med_a,</text:p>
          </table:table-cell>
          <table:table-cell table:style-name="ce16"/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ironflesh_2|knows_power_strike_2|knows_shield_4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hovanion_marchwarden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itm_north_skullcap_good,</text:p>
          </table:table-cell>
          <table:table-cell table:style-name="ce16" office:value-type="string" calcext:value-type="string">
            <text:p>itm_dale_med_a_good,itm_dale_med_a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dale_sword_long, itm_javelin, itm_javelin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 itm_north_nasal_helm_good,</text:p>
          </table:table-cell>
          <table:table-cell table:style-name="ce16" office:value-type="string" calcext:value-type="string">
            <text:p>itm_dale_heavy_c,itm_dale_heavy_c_good,</text:p>
          </table:table-cell>
          <table:table-cell table:style-name="ce16" office:value-type="string" calcext:value-type="string">
            <text:p>itm_leather_gloves_good,itm_mail_mittens,</text:p>
          </table:table-cell>
          <table:table-cell table:style-name="ce16" office:value-type="string" calcext:value-type="string">
            <text:p>itm_leather_boots_dark, itm_splinted_greaves_good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7|knows_shield_6|knows_ironflesh_4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hortsword,</text:p>
          </table:table-cell>
          <table:table-cell table:style-name="ce16" office:value-type="string" calcext:value-type="string">
            <text:p>itm_arrows,itm_hunting_bow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2|knows_power_draw_1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riding_2|knows_power_draw_1|knows_horse_archery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riding_2|knows_power_draw_1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falchion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hun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l,itm_rhun_helm_i,itm_rhun_helm_j,</text:p>
          </table:table-cell>
          <table:table-cell table:style-name="ce16" office:value-type="string" calcext:value-type="string">
            <text:p>itm_rhun_armor_o,itm_rhun_armor_n,itm_rhun_armor_m,</text:p>
          </table:table-cell>
          <table:table-cell table:style-name="ce16"/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arrows,itm_rhun_bow,</text:p>
          </table:table-cell>
          <table:table-cell table:style-name="ce16" office:value-type="string" calcext:value-type="string">
            <text:p>itm_rhun_sword,itm_rhun_bull1_shield,itm_rhun_bull2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a,itm_rhun_armor_d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un_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 office:value-type="string" calcext:value-type="string">
            <text:p>itm_evil_gauntlets_a_good,</text:p>
          </table:table-cell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shortsword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ironflesh_1|knows_power_strike_1|knows_shield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|knows_athletics_2|knows_ironflesh_1|knows_power_strike_1|knows_shield_1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|knows_athletics_2|knows_ironflesh_1|knows_power_strike_1|knows_shield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glaive,itm_rhun_greatfalchion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itm_rhun_helm_i,</text:p>
          </table:table-cell>
          <table:table-cell table:style-name="ce16" office:value-type="string" calcext:value-type="string">
            <text:p>itm_rhun_armor_j,itm_rhun_armor_b,itm_rhun_armor_d,</text:p>
          </table:table-cell>
          <table:table-cell table:style-name="ce16" office:value-type="string" calcext:value-type="string">
            <text:p>itm_evil_gauntlets_a_good,</text:p>
          </table:table-cell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falchion,itm_rhun_glaive,itm_rhun_greatfalchion,itm_rhun_battleaxe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hun_ox_warrior</text:p>
          </table:table-cell>
          <table:table-cell table:style-name="ce6" office:value-type="string" calcext:value-type="string">
            <text:p>Warrior_of_the_Ox</text:p>
          </table:table-cell>
          <table:table-cell table:style-name="ce6" office:value-type="string" calcext:value-type="string">
            <text:p>Warriors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 office:value-type="string" calcext:value-type="string">
            <text:p>itm_evil_gauntlets_b_good,</text:p>
          </table:table-cell>
          <table:table-cell table:style-name="ce16" office:value-type="string" calcext:value-type="string">
            <text:p>itm_leather_boots_dark_bad, itm_splinted_greaves,</text:p>
          </table:table-cell>
          <table:table-cell table:style-name="ce16" office:value-type="string" calcext:value-type="string">
            <text:p>itm_rhun_falchion,itm_rhun_greataxe,itm_rhun_battleaxe,itm_rhun_greatsword,</text:p>
          </table:table-cell>
          <table:table-cell table:style-name="ce16" office:value-type="string" calcext:value-type="string">
            <text:p>itm_rhun_bull2_shiel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n,itm_rhun_armor_h,itm_rhun_armor_g,</text:p>
          </table:table-cell>
          <table:table-cell table:style-name="ce16"/>
          <table:table-cell table:style-name="ce16" office:value-type="string" calcext:value-type="string">
            <text:p>itm_furry_boots,itm_leather_boots_dark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bull1_shield,itm_rhun_bull2_shield,</text:p>
          </table:table-cell>
          <table:table-cell table:style-name="ce16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b,itm_rhun_helm_g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 office:value-type="string" calcext:value-type="string">
            <text:p>itm_evil_gauntlets_a_good,</text:p>
          </table:table-cell>
          <table:table-cell table:style-name="ce16" office:value-type="string" calcext:value-type="string">
            <text:p>itm_leather_boots_dark, itm_splinted_greaves,</text:p>
          </table:table-cell>
          <table:table-cell table:style-name="ce16" office:value-type="string" calcext:value-type="string">
            <text:p>itm_rhun_sword,itm_rhun_greatsword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hun_dorwinion_noble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n,itm_rhun_helm_o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 office:value-type="string" calcext:value-type="string">
            <text:p>itm_evil_gauntlets_b_good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rhun_sword,itm_rhun_greatfalchion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warf_apprentice</text:p>
          </table:table-cell>
          <table:table-cell table:style-name="ce6" office:value-type="string" calcext:value-type="string">
            <text:p>Apprentice-dwarf</text:p>
          </table:table-cell>
          <table:table-cell table:style-name="ce6" office:value-type="string" calcext:value-type="string">
            <text:p>Apprentice-dwarve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athletics_1|knows_ironflesh_1|knows_power_strike_1|knows_power_throw_1</text:p>
          </table:table-cell>
          <table:table-cell table:style-name="ce29" office:value-type="string" calcext:value-type="string">
            <text:p>dwarf_face_2</text:p>
          </table:table-cell>
          <table:table-cell table:style-name="ce29" office:value-type="string" calcext:value-type="string">
            <text:p>dwarf_face_3</text:p>
          </table:table-cell>
          <table:table-cell table:style-name="ce32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athletics_1|knows_ironflesh_1|knows_power_strike_1|knows_power_throw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athletics_1|knows_ironflesh_1|knows_power_strike_1|knows_power_throw_1,dwarf_face_2,dwarf_face_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warf_warrior</text:p>
          </table:table-cell>
          <table:table-cell table:style-name="ce6" office:value-type="string" calcext:value-type="string">
            <text:p>Warrior-dwarf</text:p>
          </table:table-cell>
          <table:table-cell table:style-name="ce6" office:value-type="string" calcext:value-type="string">
            <text:p>Warrio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warf_hardened_warrior</text:p>
          </table:table-cell>
          <table:table-cell table:style-name="ce6" office:value-type="string" calcext:value-type="string">
            <text:p>Hardened_Warrior-dwarf</text:p>
          </table:table-cell>
          <table:table-cell table:style-name="ce6" office:value-type="string" calcext:value-type="string">
            <text:p>Hardened_Warrior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f_spearman</text:p>
          </table:table-cell>
          <table:table-cell table:style-name="ce6" office:value-type="string" calcext:value-type="string">
            <text:p>Spear-dwarf</text:p>
          </table:table-cell>
          <table:table-cell table:style-name="ce6" office:value-type="string" calcext:value-type="string">
            <text:p>Spea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4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f_pikeman</text:p>
          </table:table-cell>
          <table:table-cell table:style-name="ce6" office:value-type="string" calcext:value-type="string">
            <text:p>Pike-dwarf</text:p>
          </table:table-cell>
          <table:table-cell table:style-name="ce6" office:value-type="string" calcext:value-type="string">
            <text:p>Pik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2|knows_power_strike_5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pikeman</text:p>
          </table:table-cell>
          <table:table-cell table:style-name="ce6" office:value-type="string" calcext:value-type="string">
            <text:p>Longpike_Dwarf</text:p>
          </table:table-cell>
          <table:table-cell table:style-name="ce6" office:value-type="string" calcext:value-type="string">
            <text:p>Longpike_Dwarves</text:p>
          </table:table-cell>
          <table:table-cell table:style-name="ce12" office:value-type="string" calcext:value-type="string">
            <text:p>tf_dwarf| tfg_armor| tfg_shield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3|knows_power_strike_6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f_axeman</text:p>
          </table:table-cell>
          <table:table-cell table:style-name="ce6" office:value-type="string" calcext:value-type="string">
            <text:p>Axedwarf</text:p>
          </table:table-cell>
          <table:table-cell table:style-name="ce6" office:value-type="string" calcext:value-type="string">
            <text:p>Axe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f_expert_axeman</text:p>
          </table:table-cell>
          <table:table-cell table:style-name="ce6" office:value-type="string" calcext:value-type="string">
            <text:p>Expert_Axedwarf</text:p>
          </table:table-cell>
          <table:table-cell table:style-name="ce6" office:value-type="string" calcext:value-type="string">
            <text:p>Expert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beard_axeman</text:p>
          </table:table-cell>
          <table:table-cell table:style-name="ce6" office:value-type="string" calcext:value-type="string">
            <text:p>Longbeard_Axedwarf</text:p>
          </table:table-cell>
          <table:table-cell table:style-name="ce6" office:value-type="string" calcext:value-type="string">
            <text:p>Longbeard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warf_lookout</text:p>
          </table:table-cell>
          <table:table-cell table:style-name="ce6" office:value-type="string" calcext:value-type="string">
            <text:p>Lookout-dwarf</text:p>
          </table:table-cell>
          <table:table-cell table:style-name="ce6" office:value-type="string" calcext:value-type="string">
            <text:p>Lookout-dwarves</text:p>
          </table:table-cell>
          <table:table-cell table:style-name="ce12" office:value-type="string" calcext:value-type="string">
            <text:p>tf_dwarf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athletics_2|knows_power_draw_1|knows_power_strike_1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warf_scout</text:p>
          </table:table-cell>
          <table:table-cell table:style-name="ce6" office:value-type="string" calcext:value-type="string">
            <text:p>Scout-dwarf</text:p>
          </table:table-cell>
          <table:table-cell table:style-name="ce6" office:value-type="string" calcext:value-type="string">
            <text:p>Scout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4|knows_power_draw_2|knows_power_strike_2|knows_ironflesh_3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warf_bowman</text:p>
          </table:table-cell>
          <table:table-cell table:style-name="ce6" office:value-type="string" calcext:value-type="string">
            <text:p>Bow-dwarf</text:p>
          </table:table-cell>
          <table:table-cell table:style-name="ce6" office:value-type="string" calcext:value-type="string">
            <text:p>Bow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6|knows_power_draw_4|knows_power_strike_4|knows_ironflesh_5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axeman</text:p>
          </table:table-cell>
          <table:table-cell table:style-name="ce6" office:value-type="string" calcext:value-type="string">
            <text:p>Longaxe Dwarf</text:p>
          </table:table-cell>
          <table:table-cell table:style-name="ce6" office:value-type="string" calcext:value-type="string">
            <text:p>Longaxe Dwarves</text:p>
          </table:table-cell>
          <table:table-cell table:style-name="ce12" office:value-type="string" calcext:value-type="string">
            <text:p>tf_dwarf| tfg_armor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3|knows_power_strike_6|knows_ironflesh_6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ron_hills_warrior</text:p>
          </table:table-cell>
          <table:table-cell table:style-name="ce6" office:value-type="string" calcext:value-type="string">
            <text:p>Iron_Hills_Warrior</text:p>
          </table:table-cell>
          <table:table-cell table:style-name="ce6" office:value-type="string" calcext:value-type="string">
            <text:p>Iron_Hills_Warriors</text:p>
          </table:table-cell>
          <table:table-cell table:style-name="ce12" office:value-type="string" calcext:value-type="string">
            <text:p>tf_dwarf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3|knows_power_strike_3|knows_ironflesh_2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ron_hills_miner</text:p>
          </table:table-cell>
          <table:table-cell table:style-name="ce6" office:value-type="string" calcext:value-type="string">
            <text:p>Iron_Hills_Miner</text:p>
          </table:table-cell>
          <table:table-cell table:style-name="ce6" office:value-type="string" calcext:value-type="string">
            <text:p>Iron_Hills_Miner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2|knows_power_strike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ron_hills_infantry</text:p>
          </table:table-cell>
          <table:table-cell table:number-columns-repeated="2" table:style-name="ce6" office:value-type="string" calcext:value-type="string">
            <text:p>Iron_Hills_Infantry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4|knows_power_strike_3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ron_hills_battle_dwarf</text:p>
          </table:table-cell>
          <table:table-cell table:style-name="ce6" office:value-type="string" calcext:value-type="string">
            <text:p>Iron_Hills_Battle-dwarf</text:p>
          </table:table-cell>
          <table:table-cell table:style-name="ce6" office:value-type="string" calcext:value-type="string">
            <text:p>Iron_Hills_Battl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5|knows_power_strike_4|knows_ironflesh_5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iron_hills_grors_guard</text:p>
          </table:table-cell>
          <table:table-cell table:style-name="ce6" office:value-type="string" calcext:value-type="string">
            <text:p>Gror's_Guard</text:p>
          </table:table-cell>
          <table:table-cell table:style-name="ce6" office:value-type="string" calcext:value-type="string">
            <text:p>Gror's_Guard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6|knows_power_strike_6|knows_ironflesh_7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n_levy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_bad,</text:p>
          </table:table-cell>
          <table:table-cell table:style-name="ce16" office:value-type="string" calcext:value-type="string">
            <text:p>itm_gon_jerkin,itm_white_tunic_a,</text:p>
          </table:table-cell>
          <table:table-cell table:style-name="ce20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power_dra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athletics_1|knows_power_strike_1|knows_power_draw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athletics_1|knows_power_strike_1|knows_power_dra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n_watchma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gon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itm_gondor_short_sword,itm_good_mac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shield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|knows_shield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|knows_shield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gon_footman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_bad,</text:p>
          </table:table-cell>
          <table:table-cell table:style-name="ce16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pearmen</text:p>
          </table:table-cell>
          <table:table-cell table:style-name="ce8" table:number-columns-repeated="12"/>
          <table:table-cell table:style-name="ce26"/>
          <table:table-cell table:style-name="ce8" table:number-columns-repeated="5"/>
          <table:table-cell table:style-name="ce33"/>
          <table:table-cell table:style-name="ce33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3">
          <table:table-cell table:style-name="ce6" office:value-type="string" calcext:value-type="string">
            <text:p>i4_gon_spearma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spear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on_vet_spearma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_good,</text:p>
          </table:table-cell>
          <table:table-cell table:style-name="ce16" office:value-type="string" calcext:value-type="string">
            <text:p>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on_tower_spearman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6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2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wordsmen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3"/>
          <table:table-cell table:style-name="ce33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on_swordsma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on_vet_swordsma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_good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on_tower_swordsman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Noble Line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3"/>
          <table:table-cell table:style-name="ce33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1_gon_noblema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itm_gondor_infantry_helm,</text:p>
          </table:table-cell>
          <table:table-cell table:style-name="ce17" office:value-type="string" calcext:value-type="string">
            <text:p>itm_gon_noble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dor_auxila_helm,itm_gondor_infantry_helm,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dor_auxila_helm,itm_gondor_infantry_helm,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gon_squire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knight_helm_bad,</text:p>
          </table:table-cell>
          <table:table-cell table:style-name="ce16" office:value-type="string" calcext:value-type="string">
            <text:p>itm_gon_squire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/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n_vet_squire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knight_helm_bad,</text:p>
          </table:table-cell>
          <table:table-cell table:style-name="ce16" office:value-type="string" calcext:value-type="string">
            <text:p>itm_gon_squir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gon_knight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n_vet_knight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_good,</text:p>
          </table:table-cell>
          <table:table-cell table:style-name="ce16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gon_tower_knight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6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Archers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3"/>
          <table:table-cell table:style-name="ce33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3">
          <table:table-cell table:style-name="ce6" office:value-type="string" calcext:value-type="string">
            <text:p>a3_gon_bowman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_bad,</text:p>
          </table:table-cell>
          <table:table-cell table:style-name="ce17" office:value-type="string" calcext:value-type="string">
            <text:p>itm_gon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on_arche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on_vet_arche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_good,</text:p>
          </table:table-cell>
          <table:table-cell table:style-name="ce16" office:value-type="string" calcext:value-type="string">
            <text:p>itm_gon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gon_tower_archer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citadel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3|knows_power_draw_6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Special Denethor Guards (only for scene)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ithilien_ranger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ithilien_vet_ranger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gon_ranger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ithilien_master_ranger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6" office:value-type="string" calcext:value-type="string">
            <text:p>itm_gon_ranger_skirt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7" office:value-type="string" calcext:value-type="string">
            <text:p>itm_gon_ranger_skirt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ssarnach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loss_woodsman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cloth_cap,</text:p>
          </table:table-cell>
          <table:table-cell table:style-name="ce16" office:value-type="string" calcext:value-type="string">
            <text:p>itm_lossarnach_shirt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|knows_ironflesh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|knows_ironflesh_1|knows_power_strik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|knows_ironflesh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loss_axeman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|knows_ironflesh_2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oss_vet_axeman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6" office:value-type="string" calcext:value-type="string">
            <text:p>itm_lossarnach_vet_axe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oss_heavy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ssarnach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oss_axemaster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polearm(1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loss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elargir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3"/>
          <table:table-cell table:style-name="ce33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pel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pel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pel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pel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6" office:value-type="string" calcext:value-type="string">
            <text:p>itm_pel_marine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dor_javelin,itm_gon_tab_shield_a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pel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pel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heavy,</text:p>
          </table:table-cell>
          <table:table-cell table:style-name="ce16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pel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pel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argir_marine_leader,</text:p>
          </table:table-cell>
          <table:table-cell table:style-name="ce16"/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itm_gondor_javelin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amedon</text:p>
          </table:table-cell>
          <table:table-cell table:style-name="ce8" table:number-columns-repeated="18"/>
          <table:table-cell table:style-name="ce33"/>
          <table:table-cell table:style-name="ce33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lam_clansma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6" office:value-type="string" calcext:value-type="string">
            <text:p>itm_gondor_arrows,itm_gondor_javelin,itm_gondor_javelin,itm_short_bow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athletics_1|knows_power_draw_2|knows_ironflesh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athletics_1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lam_footma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amedon_hood,</text:p>
          </table:table-cell>
          <table:table-cell table:style-name="ce16" office:value-type="string" calcext:value-type="string">
            <text:p>itm_lamedon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spear,itm_loss_axe,itm_loss_axe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m_vetera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veter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itm_gondor_spear,itm_gondor_sword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am_warrior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am_champi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6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lam_knight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amedon_helm,</text:p>
          </table:table-cell>
          <table:table-cell table:style-name="ce16" office:value-type="string" calcext:value-type="string">
            <text:p>itm_lamed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m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innath Gelin</text:p>
          </table:table-cell>
          <table:table-cell table:style-name="ce8" table:number-columns-repeated="6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7"/>
          <table:table-cell table:style-name="ce33"/>
          <table:table-cell table:style-name="ce33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pinnath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pinnath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strike_1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strike_1|knows_ironflesh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strike_1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pinnath_rider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power_strike_3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pinnath_knight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knight_helm_bad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pinnath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pinnath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6" office:value-type="string" calcext:value-type="string">
            <text:p>itm_pinnath_archer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eader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Blackroot Vale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blackroot_hunter</text:p>
          </table:table-cell>
          <table:table-cell table:style-name="ce6" office:value-type="string" calcext:value-type="string">
            <text:p>Hunter_of_Blackroot_Vale</text:p>
          </table:table-cell>
          <table:table-cell table:style-name="ce6" office:value-type="string" calcext:value-type="string">
            <text:p>Hunters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hood_black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athletics_2|knows_power_draw_2|knows_ironflesh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athletics_2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blackroot_bowman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hood_black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blackroot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hood_black,</text:p>
          </table:table-cell>
          <table:table-cell table:style-name="ce17" office:value-type="string" calcext:value-type="string">
            <text:p>itm_blackroot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blackroot_footman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_ba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lackroot_spearman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6" office:value-type="string" calcext:value-type="string">
            <text:p>itm_blackroot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blackroot_shadow_hunt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hood_black,</text:p>
          </table:table-cell>
          <table:table-cell table:style-name="ce16" office:value-type="string" calcext:value-type="string">
            <text:p>itm_blackroot_leader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_tab_shield_c,itm_gondor_spear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ol Amroth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amroth_recruit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dol_shirt,</text:p>
          </table:table-cell>
          <table:table-cell table:style-name="ce16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1|knows_power_strike_1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riding_1|knows_power_strike_1|knows_ironflesh_1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riding_1|knows_power_strike_1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amroth_squire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_good,</text:p>
          </table:table-cell>
          <table:table-cell table:style-name="ce16" office:value-type="string" calcext:value-type="string">
            <text:p>itm_dol_padded_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ol_shoes,</text:p>
          </table:table-cell>
          <table:table-cell table:style-name="ce16" office:value-type="string" calcext:value-type="string">
            <text:p>itm_gondor_lance,itm_amroth_sword_a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amroth_vet_squire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dolamroth_helm_bad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amroth_knight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6" office:value-type="string" calcext:value-type="string">
            <text:p>itm_dol_hauber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amroth_vet_knight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_good,</text:p>
          </table:table-cell>
          <table:table-cell table:style-name="ce16" office:value-type="string" calcext:value-type="string">
            <text:p>itm_dol_heavy_mail,itm_dol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6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amroth_swan_knight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 #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hood_grey,</text:p>
          </table:table-cell>
          <table:table-cell table:style-name="ce16" office:value-type="string" calcext:value-type="string">
            <text:p>itm_lorien_archer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3|knows_power_draw_2|knows_power_strike_2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_mounted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itm_hood_grey,</text:p>
          </table:table-cell>
          <table:table-cell table:style-name="ce16" office:value-type="string" calcext:value-type="string">
            <text:p>itm_lorien_archer_cloak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shield_2|knows_power_draw_3|knows_power_strike_3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orien_vet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archer_good_cloak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shield_3|knows_power_draw_4|knows_power_strike_3|knows_ironflesh_2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lorien_gal_warden</text:p>
          </table:table-cell>
          <table:table-cell table:style-name="ce6" office:value-type="string" calcext:value-type="string">
            <text:p>Galadhrim_Warden</text:p>
          </table:table-cell>
          <table:table-cell table:style-name="ce6" office:value-type="string" calcext:value-type="string">
            <text:p>Galadhrim_Wardens</text:p>
          </table:table-cell>
          <table:table-cell table:style-name="ce12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a_good,</text:p>
          </table:table-cell>
          <table:table-cell table:style-name="ce16" office:value-type="string" calcext:value-type="string">
            <text:p>itm_lorien_light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a,itm_lorien_shiel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shield_4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lorien_gal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7" office:value-type="string" calcext:value-type="string">
            <text:p>itm_lorien_me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a,itm_lorien_shield_c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shield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lorien_grey_warden</text:p>
          </table:table-cell>
          <table:table-cell table:style-name="ce6" office:value-type="string" calcext:value-type="string">
            <text:p>Grey_Warden</text:p>
          </table:table-cell>
          <table:table-cell table:style-name="ce6" office:value-type="string" calcext:value-type="string">
            <text:p>Grey_Wardens</text:p>
          </table:table-cell>
          <table:table-cell table:style-name="ce12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_good,</text:p>
          </table:table-cell>
          <table:table-cell table:style-name="ce17" office:value-type="string" calcext:value-type="string">
            <text:p>itm_lorien_heavy_cloak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shield_c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9|knows_shield_5|knows_power_draw_6|knows_power_strike_5|knows_ironflesh_5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med_cloak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shield_c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5|knows_ironflesh_6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med_good_cloak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round_shield,</text:p>
          </table:table-cell>
          <table:table-cell table:style-name="ce16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ligh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3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orien_vet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med_bad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3|knows_power_strike_4|knows_ironflesh_2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lorien_gal_archer</text:p>
          </table:table-cell>
          <table:table-cell table:style-name="ce6" office:value-type="string" calcext:value-type="string">
            <text:p>Galadhrim_Archer</text:p>
          </table:table-cell>
          <table:table-cell table:style-name="ce6" office:value-type="string" calcext:value-type="string">
            <text:p>Galadhrim_Archers</text:p>
          </table:table-cell>
          <table:table-cell table:style-name="ce12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_good,</text:p>
          </table:table-cell>
          <table:table-cell table:style-name="ce17" office:value-type="string" calcext:value-type="string">
            <text:p>itm_lorien_me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3|knows_power_strike_5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lorien_gal_royal_archer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_good,</text:p>
          </table:table-cell>
          <table:table-cell table:style-name="ce17" office:value-type="string" calcext:value-type="string">
            <text:p>itm_lorien_med_good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6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orien_inf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7" office:value-type="string" calcext:value-type="string">
            <text:p>itm_lorien_med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3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orien_gal_inf</text:p>
          </table:table-cell>
          <table:table-cell table:number-columns-repeated="2" table:style-name="ce6" office:value-type="string" calcext:value-type="string">
            <text:p>Galadhrim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4|knows_power_draw_5|knows_power_strike_5|knows_ironflesh_5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orien_gal_royal_inf</text:p>
          </table:table-cell>
          <table:table-cell table:style-name="ce6" office:value-type="string" calcext:value-type="string">
            <text:p>Galadhrim_Royal_Guard</text:p>
          </table:table-cell>
          <table:table-cell table:style-name="ce6" office:value-type="string" calcext:value-type="string">
            <text:p>Galadhrim_Royal_Guards</text:p>
          </table:table-cell>
          <table:table-cell table:style-name="ce12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_good,</text:p>
          </table:table-cell>
          <table:table-cell table:style-name="ce16" office:value-type="string" calcext:value-type="string">
            <text:p>itm_lorien_heavy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6|knows_ironflesh_6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_good,</text:p>
          </table:table-cell>
          <table:table-cell table:style-name="ce16" office:value-type="string" calcext:value-type="string">
            <text:p>itm_lorien_heavy_good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hood_green_bad, </text:p>
          </table:table-cell>
          <table:table-cell table:style-name="ce16" office:value-type="string" calcext:value-type="string">
            <text:p>itm_mirkwood_leather_bad,</text:p>
          </table:table-cell>
          <table:table-cell table:style-name="ce16"/>
          <table:table-cell table:style-name="ce17" office:value-type="string" calcext:value-type="string">
            <text:p>itm_rohan_shoes,itm_leather_boots_dark_bad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6" office:value-type="string" calcext:value-type="string">
            <text:p>itm_mirkwood_knife,itm_mirkwood_short_spear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athletics_3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itm_hood_green,</text:p>
          </table:table-cell>
          <table:table-cell table:style-name="ce16" office:value-type="string" calcext:value-type="string">
            <text:p>itm_mirkwood_leather,itm_mirkwood_pad_bad,</text:p>
          </table:table-cell>
          <table:table-cell table:style-name="ce16"/>
          <table:table-cell table:style-name="ce17" office:value-type="string" calcext:value-type="string">
            <text:p>itm_leather_boots_bad,itm_leather_boots_dark_bad,itm_rohan_shoes,</text:p>
          </table:table-cell>
          <table:table-cell table:style-name="ce16" office:value-type="string" calcext:value-type="string">
            <text:p>itm_regular_bow,itm_woodelf_arrows,</text:p>
          </table:table-cell>
          <table:table-cell table:style-name="ce16" office:value-type="string" calcext:value-type="string">
            <text:p>itm_mirkwood_knife,itm_mirkwood_short_spear,itm_mirkwood_axe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reenwood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</text:p>
          </table:table-cell>
          <table:table-cell table:style-name="ce16" office:value-type="string" calcext:value-type="string">
            <text:p>itm_mirkwood_pad,</text:p>
          </table:table-cell>
          <table:table-cell table:style-name="ce16"/>
          <table:table-cell table:style-name="ce17" office:value-type="string" calcext:value-type="string">
            <text:p>itm_leather_boots, itm_leather_boots_dark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short_spear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reenwood_veteran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pad_good,itm_mirkwood_mail_bad,</text:p>
          </table:table-cell>
          <table:table-cell table:style-name="ce16"/>
          <table:table-cell table:style-name="ce17" office:value-type="string" calcext:value-type="string">
            <text:p>itm_mirkwood_boots,itm_leather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short_spear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6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reenwood_master_archer</text:p>
          </table:table-cell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Master_Archers</text:p>
          </table:table-cell>
          <table:table-cell table:style-name="ce12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</text:p>
          </table:table-cell>
          <table:table-cell table:style-name="ce16" office:value-type="string" calcext:value-type="string">
            <text:p>itm_mirkwood_mail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war_spear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greenwood_chosen_marksman</text:p>
          </table:table-cell>
          <table:table-cell table:style-name="ce6" office:value-type="string" calcext:value-type="string">
            <text:p>Thranduil's_Chosen_Marksman</text:p>
          </table:table-cell>
          <table:table-cell table:style-name="ce6" office:value-type="string" calcext:value-type="string">
            <text:p>Thranduil's_Chosen_Marksmen</text:p>
          </table:table-cell>
          <table:table-cell table:style-name="ce12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mail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great_spear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itm_hood_green,</text:p>
          </table:table-cell>
          <table:table-cell table:style-name="ce16" office:value-type="string" calcext:value-type="string">
            <text:p>itm_mirkwood_leather_good,</text:p>
          </table:table-cell>
          <table:table-cell table:style-name="ce16"/>
          <table:table-cell table:style-name="ce17" office:value-type="string" calcext:value-type="string">
            <text:p>itm_mirkwood_boots,itm_leather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shield_2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pad_bad,itm_mirkwood_leather_good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8|knows_shield_3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reenwood_vigilant</text:p>
          </table:table-cell>
          <table:table-cell table:style-name="ce6" office:value-type="string" calcext:value-type="string">
            <text:p>Greenwood_Guardian</text:p>
          </table:table-cell>
          <table:table-cell table:style-name="ce6" office:value-type="string" calcext:value-type="string">
            <text:p>Greenwood_Guardian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</text:p>
          </table:table-cell>
          <table:table-cell table:style-name="ce16" office:value-type="string" calcext:value-type="string">
            <text:p>itm_mirkwood_mail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9|knows_shield_5|knows_power_draw_6|knows_power_strike_5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reenwood_infantry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itm_mirkwood_helm_b,</text:p>
          </table:table-cell>
          <table:table-cell table:style-name="ce17" office:value-type="string" calcext:value-type="string">
            <text:p>itm_mirkwood_scale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itm_leather_boots,</text:p>
          </table:table-cell>
          <table:table-cell table:style-name="ce17" office:value-type="string" calcext:value-type="string">
            <text:p>itm_mirkwood_war_spear,itm_mirkwood_short_spear,itm_mirkwood_axe,itm_mirkwood_knife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shield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greenwood_vet_infantry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b_good,itm_mirkwood_helm_c,</text:p>
          </table:table-cell>
          <table:table-cell table:style-name="ce16" office:value-type="string" calcext:value-type="string">
            <text:p>itm_mirkwood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shield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reenwood_elite_infantry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c_good,</text:p>
          </table:table-cell>
          <table:table-cell table:style-name="ce16" office:value-type="string" calcext:value-type="string">
            <text:p>itm_mirkwood_scale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shield_4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chosen_shieldmaster</text:p>
          </table:table-cell>
          <table:table-cell table:style-name="ce6" office:value-type="string" calcext:value-type="string">
            <text:p>Thranduil's_Chosen_Shield_Master</text:p>
          </table:table-cell>
          <table:table-cell table:style-name="ce6" office:value-type="string" calcext:value-type="string">
            <text:p>Thranduil's_Chosen_Shield_Mastes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16" office:value-type="string" calcext:value-type="string">
            <text:p>itm_mirkwood_scale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shield_6|knows_power_strike_6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chosen_spearmaster</text:p>
          </table:table-cell>
          <table:table-cell table:style-name="ce6" office:value-type="string" calcext:value-type="string">
            <text:p>Thranduil's_Chosen_Spear_Master</text:p>
          </table:table-cell>
          <table:table-cell table:style-name="ce6" office:value-type="string" calcext:value-type="string">
            <text:p>Thranduil's_Chosen_Spear_Mastes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17" office:value-type="string" calcext:value-type="string">
            <text:p>itm_mirkwood_heavy_scale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strike_7|knows_ironflesh_7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17" office:value-type="string" calcext:value-type="string">
            <text:p>itm_mirkwood_mail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riv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hood_grey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1|knows_power_draw_2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,itm_riv_armor_light,itm_rohan_shoes,itm_leather_boots,itm_short_bow,itm_elven_arrows,itm_riv_archer_sword,],attr_elf_tier_1,wp_elf_tier_1,knows_common|knows_athletics_1|knows_power_draw_2|knows_power_strike_2|knows_ironflesh_1,rivendell_elf_face_1,rivendell_elf_face_2]," calcext:value-type="string">
            <text:p>["a1_riv_scout","Rivendell_Scout","Rivendell_Scouts",tf_imladris| tfg_ranged| tfg_armor| tfg_boots| tf_no_capture_alive,0,0,fac_imladris,[itm_hood_grey,itm_riv_armor_light,itm_rohan_shoes,itm_leather_boots,itm_short_bow,itm_elven_arrows,itm_riv_archer_sword,],attr_elf_tier_1,wp_elf_tier_1,knows_common|knows_athletics_1|knows_power_draw_2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riv_vet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hood_grey,</text:p>
          </table:table-cell>
          <table:table-cell table:style-name="ce16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itm_leather_boots,</text:p>
          </table:table-cell>
          <table:table-cell table:style-name="ce16" office:value-type="string" calcext:value-type="string">
            <text:p>itm_regular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strike_2|knows_power_draw_3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armor_light,itm_riv_boots,itm_leather_boots,itm_regular_bow,itm_elven_arrows,itm_riv_archer_sword,],attr_elf_tier_2,wp_elf_tier_2,knows_common|knows_athletics_2|knows_power_strike_2|knows_power_draw_3|knows_ironflesh_1,rivendell_elf_face_1,rivendell_elf_face_2]," calcext:value-type="string">
            <text:p>["a2_riv_vet_scout","Rivendell_Veteran_Scout","Rivendell_Veteran_Scouts",tf_imladris| tfg_ranged| tfg_armor| tfg_boots| tf_no_capture_alive,0,0,fac_imladris,[itm_hood_grey,itm_riv_armor_light,itm_riv_boots,itm_leather_boots,itm_regular_bow,itm_elven_arrows,itm_riv_archer_sword,],attr_elf_tier_2,wp_elf_tier_2,knows_common|knows_athletics_2|knows_power_strike_2|knows_power_draw_3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riv_archer</text:p>
          </table:table-cell>
          <table:table-cell table:style-name="ce6" office:value-type="string" calcext:value-type="string">
            <text:p>Rivendell_Archer</text:p>
          </table:table-cell>
          <table:table-cell table:style-name="ce6" office:value-type="string" calcext:value-type="string">
            <text:p>Rivendell_Archer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itm_hood_grey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riv_1h_sword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a,itm_hood_grey,itm_riv_armor_archer,itm_leather_gloves,itm_riv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a,itm_hood_grey,itm_riv_armor_archer,itm_leather_gloves,itm_riv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riv_vet_archer</text:p>
          </table:table-cell>
          <table:table-cell table:style-name="ce6" office:value-type="string" calcext:value-type="string">
            <text:p>Rivendell_Veteran_Archer</text:p>
          </table:table-cell>
          <table:table-cell table:style-name="ce6" office:value-type="string" calcext:value-type="string">
            <text:p>Rivendell_Veteran_Archers</text:p>
          </table:table-cell>
          <table:table-cell table:style-name="ce12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1h_sword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a,itm_riv_armor_archer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a,itm_riv_armor_archer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riv_master_archer</text:p>
          </table:table-cell>
          <table:table-cell table:style-name="ce6" office:value-type="string" calcext:value-type="string">
            <text:p>Rivendell_Master_Archer</text:p>
          </table:table-cell>
          <table:table-cell table:style-name="ce6" office:value-type="string" calcext:value-type="string">
            <text:p>Rivendell_Master_Archers</text:p>
          </table:table-cell>
          <table:table-cell table:style-name="ce12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bas_sword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armor_m_archer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armor_m_archer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riv_guardian</text:p>
          </table:table-cell>
          <table:table-cell table:style-name="ce6" office:value-type="string" calcext:value-type="string">
            <text:p>Guardian_of_Imladris</text:p>
          </table:table-cell>
          <table:table-cell table:style-name="ce6" office:value-type="string" calcext:value-type="string">
            <text:p>Guardians_of_Imladris</text:p>
          </table:table-cell>
          <table:table-cell table:style-name="ce12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bas_sword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armor_m_archer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armor_m_archer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riv_swordbearer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1h_sword,itm_riv_archer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Infantry&quot;,&quot;Rivendell_Infantry&quot;,tf_imladris| tfg_shield| tfg_armor| tfg_helm| tfg_boots| tf_no_capture_alive,0,0,fac_imladris,[itm_riv_helm_a,itm_riv_armor_light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Infantry","Rivendell_Infantry",tf_imladris| tfg_shield| tfg_armor| tfg_helm| tfg_boots| tf_no_capture_alive,0,0,fac_imladris,[itm_riv_helm_a,itm_riv_armor_light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riv_vet_swordbearer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light_in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Infantry&quot;,&quot;Rivendell_Veteran_Infantry&quot;,tf_imladris| tfg_gloves| tfg_shield| tfg_armor| tfg_helm| tfg_boots| tf_no_capture_alive,0,0,fac_imladris,[itm_riv_helm_b,itm_riv_armor_light_inf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Infantry","Rivendell_Veteran_Infantry",tf_imladris| tfg_gloves| tfg_shield| tfg_armor| tfg_helm| tfg_boots| tf_no_capture_alive,0,0,fac_imladris,[itm_riv_helm_b,itm_riv_armor_light_inf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iv_swordmaster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6" office:value-type="string" calcext:value-type="string">
            <text:p>itm_riv_armor_med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6" office:value-type="string" calcext:value-type="string">
            <text:p>itm_riv_boots,</text:p>
          </table:table-cell>
          <table:table-cell table:style-name="ce23" office:value-type="string" calcext:value-type="string">
            <text:p>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Elite_Infantry&quot;,&quot;Rivendell_Elite_Infantry&quot;,tf_imladris| tfg_gloves| tfg_shield| tfg_armor| tfg_helm| tfg_boots| tf_no_capture_alive,0,0,fac_imladris,[itm_riv_helm_c,itm_riv_armor_med,itm_leather_gloves_good,itm_riv_boots,itm_riv_1h_sword,itm_riv_shield_a,],attr_elf_tier_5,wp_elf_tier_5,knows_common|knows_athletics_5|knows_power_draw_5|knows_power_strike_5|knows_ironflesh_4,rivendell_elf_face_1,rivendell_elf_face_2]," calcext:value-type="string">
            <text:p>["i5_riv_swordmaster","Rivendell_Elite_Infantry","Rivendell_Elite_Infantry",tf_imladris| tfg_gloves| tfg_shield| tfg_armor| tfg_helm| tfg_boots| tf_no_capture_alive,0,0,fac_imladris,[itm_riv_helm_c,itm_riv_armor_med,itm_leather_gloves_good,itm_riv_boots,itm_riv_1h_sword,itm_riv_shield_a,],attr_elf_tier_5,wp_elf_tier_5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riv_champion</text:p>
          </table:table-cell>
          <table:table-cell table:style-name="ce6" office:value-type="string" calcext:value-type="string">
            <text:p>Champion_of_Imladris</text:p>
          </table:table-cell>
          <table:table-cell table:style-name="ce6" office:value-type="string" calcext:value-type="string">
            <text:p>Champions_of_Imladri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1h_sword,itm_riv_bas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armor_heavy,itm_mail_mittens,itm_riv_boots,itm_riv_1h_sword,itm_riv_bas_sword,itm_riv_shield_a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armor_heavy,itm_mail_mittens,itm_riv_boots,itm_riv_1h_sword,itm_riv_bas_sword,itm_riv_shield_a,],attr_elf_tier_6,wp_elf_tier_6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iv_rider</text:p>
          </table:table-cell>
          <table:table-cell table:style-name="ce6" office:value-type="string" calcext:value-type="string">
            <text:p>Rivendell_Rider</text:p>
          </table:table-cell>
          <table:table-cell table:style-name="ce6" office:value-type="string" calcext:value-type="string">
            <text:p>Rivendell_Riders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bas_sword,itm_riv_shield_b,itm_riv_spear,itm_riv_riding_sword,</text:p>
          </table:table-cell>
          <table:table-cell table:style-name="ce16" office:value-type="string" calcext:value-type="string">
            <text:p>itm_riv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riv_knight</text:p>
          </table:table-cell>
          <table:table-cell table:style-name="ce6" office:value-type="string" calcext:value-type="string">
            <text:p>Knight_of_Imladris</text:p>
          </table:table-cell>
          <table:table-cell table:style-name="ce6" office:value-type="string" calcext:value-type="string">
            <text:p>Knights_of_Imladris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bas_sword,itm_riv_shield_b,itm_riv_spear,itm_riv_riding_sword,</text:p>
          </table:table-cell>
          <table:table-cell table:style-name="ce16" office:value-type="string" calcext:value-type="string">
            <text:p>itm_riv_warhorse2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armor_h_archer,itm_leather_gloves_good,itm_riv_boots,itm_strong_bow,itm_elven_arrows,itm_riv_bas_sword,itm_riv_shield_b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armor_h_archer,itm_leather_gloves_good,itm_riv_boots,itm_strong_bow,itm_elven_arrows,itm_riv_bas_sword,itm_riv_shield_b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imladris_banner,</text:p>
          </table:table-cell>
          <table:table-cell table:style-name="ce16" table:number-columns-repeated="2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arnor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hood_grey_bad,</text:p>
          </table:table-cell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1|knows_power_draw_3|knows_power_strike_2|knows_ironflesh_2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athletics_1|knows_power_draw_3|knows_power_strike_2|knows_ironflesh_2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athletics_1|knows_power_draw_3|knows_power_strike_2|knows_ironflesh_2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nor_vet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hood_grey,</text:p>
          </table:table-cell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itm_leather_boots_dark_bad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2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athletics_2|knows_power_draw_3|knows_power_strike_4|knows_ironflesh_2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athletics_2|knows_power_draw_3|knows_power_strike_4|knows_ironflesh_2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arnor_swordsman</text:p>
          </table:table-cell>
          <table:table-cell table:style-name="ce6" office:value-type="string" calcext:value-type="string">
            <text:p>Dunedain_Swordsman</text:p>
          </table:table-cell>
          <table:table-cell table:style-name="ce6" office:value-type="string" calcext:value-type="string">
            <text:p>Dunedain_Swordsmen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c,</text:p>
          </table:table-cell>
          <table:table-cell table:style-name="ce16" office:value-type="string" calcext:value-type="string">
            <text:p>itm_arnor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 itm_leather_boots_dark,</text:p>
          </table:table-cell>
          <table:table-cell table:style-name="ce16" office:value-type="string" calcext:value-type="string">
            <text:p>itm_arnor_sword_f,itm_arnor_sword_a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arnor_vet_swordsman</text:p>
          </table:table-cell>
          <table:table-cell table:style-name="ce6" office:value-type="string" calcext:value-type="string">
            <text:p>Dunedain_Veteran_Swordsman</text:p>
          </table:table-cell>
          <table:table-cell table:style-name="ce6" office:value-type="string" calcext:value-type="string">
            <text:p>Dunedain_Veteran_Swordsmen</text:p>
          </table:table-cell>
          <table:table-cell table:style-name="ce12" office:value-type="string" calcext:value-type="string">
            <text:p>tf_dunedain| 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 itm_leather_boots_dark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arnor_champion</text:p>
          </table:table-cell>
          <table:table-cell table:style-name="ce6" office:value-type="string" calcext:value-type="string">
            <text:p>Champion_of_Arnor</text:p>
          </table:table-cell>
          <table:table-cell table:style-name="ce6" office:value-type="string" calcext:value-type="string">
            <text:p>Champions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c,itm_arnor_sword_a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arnor_horseman</text:p>
          </table:table-cell>
          <table:table-cell table:style-name="ce6" office:value-type="string" calcext:value-type="string">
            <text:p>Dunedain_Horseman</text:p>
          </table:table-cell>
          <table:table-cell table:style-name="ce6" office:value-type="string" calcext:value-type="string">
            <text:p>Dunedain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c,</text:p>
          </table:table-cell>
          <table:table-cell table:style-name="ce16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arnor_knight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itm_leather_boots_dark,</text:p>
          </table:table-cell>
          <table:table-cell table:style-name="ce16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6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arnor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hood_grey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itm_leather_boots_dark_ba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itm_riv_spear,itm_arno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arnor_vet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hood_grey,itm_arnor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itm_leather_boots_dark_ba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itm_riv_spear,itm_arnor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arnor_master_ranger</text:p>
          </table:table-cell>
          <table:table-cell table:style-name="ce6" office:value-type="string" calcext:value-type="string">
            <text:p>Master_Ranger_of_Arnor</text:p>
          </table:table-cell>
          <table:table-cell table:style-name="ce6" office:value-type="string" calcext:value-type="string">
            <text:p>Master_Rangers_of_Arnor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c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itm_leather_boots_dark_ba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itm_arnor_sword_a,itm_riv_spear,itm_arnor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9"/>
          <table:table-cell table:style-name="ce16" office:value-type="string" calcext:value-type="string">
            <text:p>itm_rohan_recruit_bad, itm_rohan_recruit, itm_rohan_recruit_good, itm_rohan_leather_ba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rohirrim_short_axe,itm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riding_2|knows_power_strike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 itm_rohan_leather_cloak,</text:p>
          </table:table-cell>
          <table:table-cell table:style-name="ce16"/>
          <table:table-cell table:style-name="ce16" office:value-type="string" calcext:value-type="string">
            <text:p>itm_rohan_shoes,itm_leather_boots_bad,</text:p>
          </table:table-cell>
          <table:table-cell table:style-name="ce16" office:value-type="string" calcext:value-type="string">
            <text:p>itm_spear,itm_rohan_sword_c,itm_good_mace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leather_good, itm_rohan_leather_cloak,itm_rohan_mail_bad, itm_rohan_mail,itm_rohan_mail_cloak,</text:p>
          </table:table-cell>
          <table:table-cell table:style-name="ce16"/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rohirrim_short_axe,itm_spear,itm_rohan_sword_c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bad,</text:p>
          </table:table-cell>
          <table:table-cell table:style-name="ce16" office:value-type="string" calcext:value-type="string">
            <text:p><text:s/>itm_rohan_mail,itm_rohan_mail_cloak, itm_rohan_rider_ba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,</text:p>
          </table:table-cell>
          <table:table-cell table:style-name="ce16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_cloak,itm_rohan_surcoat_goo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word_c,</text:p>
          </table:table-cell>
          <table:table-cell table:style-name="ce16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4|knows_power_throw_4|knows_power_strike_6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ider_cloak,itm_rohan_rider_good_cloak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mail_bad, itm_rohan_mail, itm_rohan_mail_cloak,itm_rohan_mail_good, itm_rohan_rider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c_good,itm_rohan_archer_helmet_c_bad,</text:p>
          </table:table-cell>
          <table:table-cell table:style-name="ce16" office:value-type="string" calcext:value-type="string">
            <text:p><text:s/>itm_rohan_guard_cloak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rohan_lance_banner_sun,itm_rohan_lance_banner_horse,</text:p>
          </table:table-cell>
          <table:table-cell table:style-name="ce16" office:value-type="string" calcext:value-type="string">
            <text:p>itm_rohan_shield_g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5|knows_power_strike_5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2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,itm_rohan_light_helmet_b_goo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/>
          <table:table-cell table:style-name="ce16" office:value-type="string" calcext:value-type="string">
            <text:p>itm_rohan_shoes,itm_leather_boots_bad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an_sword_c,itm_rohan_shield_a,itm_rohan_shield_b,itm_rohan_shield_c,itm_spear,</text:p>
          </table:table-cell>
          <table:table-cell table:style-name="ce16" office:value-type="string" calcext:value-type="string">
            <text:p>itm_rohirrim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3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leather_good,itm_rohan_mail_bad, itm_rohan_mail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mail_good, itm_rohan_rider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6|knows_power_draw_4|knows_power_strike_2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horse_archery_7|knows_riding_7|knows_power_dra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bad, itm_rohan_mail,itm_rohan_rider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</text:p>
          </table:table-cell>
          <table:table-cell table:style-name="ce16" office:value-type="string" calcext:value-type="string">
            <text:p>itm_rohan_cav_sword,itm_rohan_shield_a,itm_rohan_shield_b,itm_rohan_shield_c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itm_rohan_lance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,itm_rohan_surcoat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itm_rohan_archer_helmet_c_lordly,</text:p>
          </table:table-cell>
          <table:table-cell table:style-name="ce16" office:value-type="string" calcext:value-type="string">
            <text:p>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irrim_long_hafted_axe,itm_rohan_sword_c,itm_rohan_shield_g,</text:p>
          </table:table-cell>
          <table:table-cell table:style-name="ce16" office:value-type="string" calcext:value-type="string">
            <text:p>itm_thengel_warhorse_heavy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2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short_bow,itm_arrows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 office:value-type="string" calcext:value-type="string">
            <text:p>itm_saddle_horse,itm_rohirrim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horse_archery_1| knows_riding_2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6" office:value-type="string" calcext:value-type="string">
            <text:p>itm_rohan_leather_good,itm_rohan_mail_bad, itm_rohan_mail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rohan_spear,itm_rohan_spear,itm_heavy_throwing_spear,</text:p>
          </table:table-cell>
          <table:table-cell table:style-name="ce16" office:value-type="string" calcext:value-type="string">
            <text:p>itm_rohan_sword_c,itm_rohirrim_long_hafted_axe,itm_rohan_shield_a,itm_rohan_shield_b,itm_rohan_shield_c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1|knows_riding_3|knows_shield_1|knows_power_throw_2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good, itm_rohan_rider_bad, itm_rohan_rider,itm_rohan_scale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6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itm_rohan_rider_good, itm_rohan_scale, itm_rohan_scale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itm_rohan_guard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2h_sword, itm_rohirrim_long_hafted_axe,</text:p>
          </table:table-cell>
          <table:table-cell table:style-name="ce16" table:number-columns-repeated="2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7|knows_ironflesh_8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ce14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harad_levy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office:value-type="string" calcext:value-type="string">
            <text:p>itm_harad_tunic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javelin,itm_harad_short_spear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harad_infantry</text:p>
          </table:table-cell>
          <table:table-cell table:style-name="ce6" office:value-type="string" calcext:value-type="string">
            <text:p>Harad_Light_Footman</text:p>
          </table:table-cell>
          <table:table-cell table:style-name="ce6" office:value-type="string" calcext:value-type="string">
            <text:p>Harad_Light_Foot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short_spear,itm_harad_dagger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harad_spearman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tiger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6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sabre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lion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4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harad_hunt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eagle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lg_bow,itm_harad_arrows,</text:p>
          </table:table-cell>
          <table:table-cell table:style-name="ce16" office:value-type="string" calcext:value-type="string">
            <text:p>itm_eagle_guard_spear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6" office:value-type="string" calcext:value-type="string">
            <text:p>itm_harad_padded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a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harondor_light_cavalry</text:p>
          </table:table-cell>
          <table:table-cell table:style-name="ce6" office:value-type="string" calcext:value-type="string">
            <text:p>Harondor_Light_Rider</text:p>
          </table:table-cell>
          <table:table-cell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wavy_helm,</text:p>
          </table:table-cell>
          <table:table-cell table:style-name="ce16" office:value-type="string" calcext:value-type="string">
            <text:p>itm_harad_lamellar,</text:p>
          </table:table-cell>
          <table:table-cell table:style-name="ce16"/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harondor_serpent_knight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dragon_helm,</text:p>
          </table:table-cell>
          <table:table-cell table:style-name="ce16" office:value-type="string" calcext:value-type="string">
            <text:p>itm_harad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arad_long_spear,itm_horandor_a,itm_harad_heavy_sword,</text:p>
          </table:table-cell>
          <table:table-cell table:style-name="ce16" office:value-type="string" calcext:value-type="string">
            <text:p>itm_harad_yellow_shield,</text:p>
          </table:table-cell>
          <table:table-cell table:style-name="ce16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harondor_skirmisher</text:p>
          </table:table-cell>
          <table:table-cell table:style-name="ce6" office:value-type="string" calcext:value-type="string">
            <text:p>Harondor_Skirmisher</text:p>
          </table:table-cell>
          <table:table-cell table:style-name="ce6" office:value-type="string" calcext:value-type="string">
            <text:p>Harondor_Skirmis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harondor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harondor_black_snake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black_snake_helm,</text:p>
          </table:table-cell>
          <table:table-cell table:style-name="ce16" office:value-type="string" calcext:value-type="string">
            <text:p>itm_black_snake_armo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black_snake_sword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table:number-columns-repeated="3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4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champion,</text:p>
          </table:table-cell>
          <table:table-cell table:style-name="ce16" table:number-columns-repeated="2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pantherhelm,</text:p>
          </table:table-cell>
          <table:table-cell table:style-name="ce16" office:value-type="string" calcext:value-type="string">
            <text:p>itm_panther_guard,</text:p>
          </table:table-cell>
          <table:table-cell table:style-name="ce16" table:number-columns-repeated="2"/>
          <table:table-cell table:style-name="ce16" office:value-type="string" calcext:value-type="string">
            <text:p>itm_harad_mace,</text:p>
          </table:table-cell>
          <table:table-cell table:style-name="ce16" office:value-type="string" calcext:value-type="string">
            <text:p>itm_harad_javelin,itm_harad_long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8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un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land_spear,itm_wood_club,</text:p>
          </table:table-cell>
          <table:table-cell table:style-name="ce16" office:value-type="string" calcext:value-type="string">
            <text:p>itm_dunland_javelin,itm_dunland_javelin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3|knows_shield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un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nish_axe,itm_wood_club,itm_dunland_spear,</text:p>
          </table:table-cell>
          <table:table-cell table:style-name="ce16" office:value-type="string" calcext:value-type="string">
            <text:p>itm_dunland_javelin,itm_dunland_javelin,itm_dunlan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4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un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b, itm_dun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5|knows_shield_2|knows_power_strike_2|knows_ironflesh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un_vet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b, itm_dun_helm_e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dun_crebai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4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un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un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shield_3|knows_power_strike_3|knows_ironflesh_4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un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war_axe,itm_dun_berserker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5|knows_power_strike_4|knows_ironflesh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dun_raven_rider</text:p>
          </table:table-cell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Raven_Riders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 itm_dun_helm_d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dun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h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KHAND</text:p>
          </table:table-cell>
          <table:table-cell table:style-name="ce7" table:number-columns-repeated="19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khand_bondsman</text:p>
          </table:table-cell>
          <table:table-cell table:style-name="ce6" office:value-type="string" calcext:value-type="string">
            <text:p>Khand_Bondsman</text:p>
          </table:table-cell>
          <table:table-cell table:style-name="ce6" office:value-type="string" calcext:value-type="string">
            <text:p>Khand_Bondsmen</text:p>
          </table:table-cell>
          <table:table-cell table:style-name="ce12" office:value-type="string" calcext:value-type="string">
            <text:p>tf_evil_man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/>
          <table:table-cell table:style-name="ce16" office:value-type="string" calcext:value-type="string">
            <text:p>itm_khand_light_bad,</text:p>
          </table:table-cell>
          <table:table-cell table:style-name="ce16" table:number-columns-repeated="2"/>
          <table:table-cell table:style-name="ce16" office:value-type="string" calcext:value-type="string">
            <text:p>itm_spear,itm_khand_mace1,itm_shortened_spear,itm_khand_pit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khand_pit_dog</text:p>
          </table:table-cell>
          <table:table-cell table:style-name="ce6" office:value-type="string" calcext:value-type="string">
            <text:p>Khand_Pit_Dog</text:p>
          </table:table-cell>
          <table:table-cell table:style-name="ce6" office:value-type="string" calcext:value-type="string">
            <text:p>Khand_Pit_Dogs</text:p>
          </table:table-cell>
          <table:table-cell table:style-name="ce12" office:value-type="string" calcext:value-type="string">
            <text:p>tf_evil_man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,itm_khand_inf_helm_a_bad,</text:p>
          </table:table-cell>
          <table:table-cell table:style-name="ce16" office:value-type="string" calcext:value-type="string">
            <text:p>itm_khand_light_bad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khand_voulge,itm_spear,itm_khand_tulwar,itm_khand_pitsword,</text:p>
          </table:table-cell>
          <table:table-cell table:style-name="ce16" table:number-columns-repeated="2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khand_warrior</text:p>
          </table:table-cell>
          <table:table-cell table:style-name="ce6" office:value-type="string" calcext:value-type="string">
            <text:p>Khand_Warrior</text:p>
          </table:table-cell>
          <table:table-cell table:style-name="ce6" office:value-type="string" calcext:value-type="string">
            <text:p>Khand_Warrio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itm_khand_inf_helm_b,</text:p>
          </table:table-cell>
          <table:table-cell table:style-name="ce16" office:value-type="string" calcext:value-type="string">
            <text:p>itm_khand_light_lam,itm_khand_foot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khand_axe_winged,itm_khand_tulwar,itm_khand_voulg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vet_warrior</text:p>
          </table:table-cell>
          <table:table-cell table:style-name="ce6" office:value-type="string" calcext:value-type="string">
            <text:p>Khand_Veteran_Warrior</text:p>
          </table:table-cell>
          <table:table-cell table:style-name="ce6" office:value-type="string" calcext:value-type="string">
            <text:p>Khand_Veteran_Warrio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_good, itm_khand_inf_helm_c1, itm_khand_inf_helm_c2,</text:p>
          </table:table-cell>
          <table:table-cell table:style-name="ce16" office:value-type="string" calcext:value-type="string">
            <text:p>itm_khand_foot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khand_axe_winged,itm_khand_tulwar, itm_khand_2h_tulwar,</text:p>
          </table:table-cell>
          <table:table-cell table:style-name="ce16" office:value-type="string" calcext:value-type="string">
            <text:p>itm_khand_throwing_ax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4|knows_power_strike_4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war_master</text:p>
          </table:table-cell>
          <table:table-cell table:style-name="ce6" office:value-type="string" calcext:value-type="string">
            <text:p>Variag_Master_of_War</text:p>
          </table:table-cell>
          <table:table-cell table:style-name="ce6" office:value-type="string" calcext:value-type="string">
            <text:p>Variag_Masters_of_War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c1_good, itm_khand_inf_helm_c2_good,</text:p>
          </table:table-cell>
          <table:table-cell table:style-name="ce16" office:value-type="string" calcext:value-type="string">
            <text:p>itm_khand_foot_lam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khand_axe_great,itm_khand_2h_tulwar,</text:p>
          </table:table-cell>
          <table:table-cell table:style-name="ce16" office:value-type="string" calcext:value-type="string">
            <text:p>itm_khand_throwing_axe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power_throw_5|knows_power_strike_5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khand_pony_rider</text:p>
          </table:table-cell>
          <table:table-cell table:style-name="ce6" office:value-type="string" calcext:value-type="string">
            <text:p>Khand_Pony_Rider</text:p>
          </table:table-cell>
          <table:table-cell table:style-name="ce6" office:value-type="string" calcext:value-type="string">
            <text:p>Khand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bad, itm_khand_inf_helm_b_bad, itm_khand_cav_helm_a_bad,</text:p>
          </table:table-cell>
          <table:table-cell table:style-name="ce16" office:value-type="string" calcext:value-type="string">
            <text:p>itm_khand_light,itm_khand_light_lam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25"/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khand_horseman</text:p>
          </table:table-cell>
          <table:table-cell table:style-name="ce6" office:value-type="string" calcext:value-type="string">
            <text:p>Khand_Horseman</text:p>
          </table:table-cell>
          <table:table-cell table:style-name="ce6" office:value-type="string" calcext:value-type="string">
            <text:p>Khand_Horsemen</text:p>
          </table:table-cell>
          <table:table-cell table:style-name="ce12" office:value-type="string" calcext:value-type="string">
            <text:p>tf_evil_man| tf_mounted|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itm_khand_inf_helm_a_good, itm_khand_cav_helm_a, </text:p>
          </table:table-cell>
          <table:table-cell table:style-name="ce16" office:value-type="string" calcext:value-type="string">
            <text:p>itm_khand_med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khand_heavy_horseman</text:p>
          </table:table-cell>
          <table:table-cell table:style-name="ce6" office:value-type="string" calcext:value-type="string">
            <text:p>Khand_Heavy_Horseman</text:p>
          </table:table-cell>
          <table:table-cell table:style-name="ce6" office:value-type="string" calcext:value-type="string">
            <text:p>Khand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good, itm_khand_cav_helm_a, </text:p>
          </table:table-cell>
          <table:table-cell table:style-name="ce16" office:value-type="string" calcext:value-type="string">
            <text:p>itm_khand_med_lam, 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khand_kataphrakt</text:p>
          </table:table-cell>
          <table:table-cell table:number-columns-repeated="2" table:style-name="ce6" office:value-type="string" calcext:value-type="string">
            <text:p>Variag_Ironclad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good, itm_khand_cav_helm_a_good, </text:p>
          </table:table-cell>
          <table:table-cell table:style-name="ce16" office:value-type="string" calcext:value-type="string">
            <text:p>itm_khand_med_lam_good, 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khand_mace1, 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khand_lance_kataphrakt</text:p>
          </table:table-cell>
          <table:table-cell table:number-columns-repeated="2" table:style-name="ce6" office:value-type="string" calcext:value-type="string">
            <text:p>Variag_Lancer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cav_helm_c,</text:p>
          </table:table-cell>
          <table:table-cell table:style-name="ce16" office:value-type="string" calcext:value-type="string">
            <text:p>itm_khand_heavy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khand_tulwar,itm_khand_lance,</text:p>
          </table:table-cell>
          <table:table-cell table:style-name="ce16"/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halberdier</text:p>
          </table:table-cell>
          <table:table-cell table:style-name="ce6" office:value-type="string" calcext:value-type="string">
            <text:p>Khand_Glaiveman</text:p>
          </table:table-cell>
          <table:table-cell table:style-name="ce6" office:value-type="string" calcext:value-type="string">
            <text:p>Khand_Glaiv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, itm_khand_inf_helm_d,</text:p>
          </table:table-cell>
          <table:table-cell table:style-name="ce16" office:value-type="string" calcext:value-type="string">
            <text:p>itm_khand_foot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khand_voulge,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halberd_master</text:p>
          </table:table-cell>
          <table:table-cell table:style-name="ce6" office:value-type="string" calcext:value-type="string">
            <text:p>Variag_Halberd_Master</text:p>
          </table:table-cell>
          <table:table-cell table:style-name="ce6" office:value-type="string" calcext:value-type="string">
            <text:p>Variag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_good,itm_khand_inf_helm_d_good,</text:p>
          </table:table-cell>
          <table:table-cell table:style-name="ce16" office:value-type="string" calcext:value-type="string">
            <text:p>itm_khand_foot_lam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power_strike_4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khand_pitfighter</text:p>
          </table:table-cell>
          <table:table-cell table:style-name="ce6" office:value-type="string" calcext:value-type="string">
            <text:p>Khand_Pit_Fighter</text:p>
          </table:table-cell>
          <table:table-cell table:style-name="ce6" office:value-type="string" calcext:value-type="string">
            <text:p>Khand_Pit_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 office:value-type="string" calcext:value-type="string">
            <text:p>itm_khand_helm_mask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shortened_spear,itm_variag_gladiator_shiel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shield_2|knows_power_throw_2|knows_power_strike_3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pit_champion</text:p>
          </table:table-cell>
          <table:table-cell table:style-name="ce6" office:value-type="string" calcext:value-type="string">
            <text:p>Khand_Pit_Champion</text:p>
          </table:table-cell>
          <table:table-cell table:style-name="ce6" office:value-type="string" calcext:value-type="string">
            <text:p>Khand_Pit_Champion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_good,</text:p>
          </table:table-cell>
          <table:table-cell table:style-name="ce16" office:value-type="string" calcext:value-type="string">
            <text:p>itm_khand_light,itm_khand_light_good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shortened_spear,itm_easterling_hawk_shield,itm_variag_gladiator_shiel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shield_3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pit_master</text:p>
          </table:table-cell>
          <table:table-cell table:style-name="ce6" office:value-type="string" calcext:value-type="string">
            <text:p>Variag_Master_of_the_Pits</text:p>
          </table:table-cell>
          <table:table-cell table:style-name="ce6" office:value-type="string" calcext:value-type="string">
            <text:p>Variag_Masters_of_the_Pit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_good,</text:p>
          </table:table-cell>
          <table:table-cell table:style-name="ce16" office:value-type="string" calcext:value-type="string">
            <text:p>itm_khand_light,itm_khand_light_good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khand_trident,itm_easterling_hawk_shiel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4|knows_power_throw_4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khand_skirmisher</text:p>
          </table:table-cell>
          <table:table-cell table:style-name="ce6" office:value-type="string" calcext:value-type="string">
            <text:p>Khand_Skirmisher</text:p>
          </table:table-cell>
          <table:table-cell table:style-name="ce6" office:value-type="string" calcext:value-type="string">
            <text:p>Khand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bad, itm_khand_inf_helm_b_bad, itm_khand_cav_helm_a_bad,</text:p>
          </table:table-cell>
          <table:table-cell table:style-name="ce16" office:value-type="string" calcext:value-type="string">
            <text:p>itm_khand_light,itm_khand_light_lam,</text:p>
          </table:table-cell>
          <table:table-cell table:style-name="ce16"/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4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khand_vet_skirmisher</text:p>
          </table:table-cell>
          <table:table-cell table:style-name="ce6" office:value-type="string" calcext:value-type="string">
            <text:p>Khand_Veteran_Skirmisher</text:p>
          </table:table-cell>
          <table:table-cell table:style-name="ce6" office:value-type="string" calcext:value-type="string">
            <text:p>Khand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 itm_khand_cav_helm_b,</text:p>
          </table:table-cell>
          <table:table-cell table:style-name="ce16" office:value-type="string" calcext:value-type="string">
            <text:p>itm_khand_med_lam, 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splinted_greaves,itm_leather_boots_dark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khand_heavy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cav_helm_b_good,</text:p>
          </table:table-cell>
          <table:table-cell table:style-name="ce16" office:value-type="string" calcext:value-type="string">
            <text:p>itm_khand_heavy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hood_black,</text:p>
          </table:table-cell>
          <table:table-cell table:style-name="ce16" office:value-type="string" calcext:value-type="string">
            <text:p>itm_umb_armor_a_bad, itm_umb_armor_a, itm_umb_armor_a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|knows_power_draw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hood_black,itm_umb_helm_d,</text:p>
          </table:table-cell>
          <table:table-cell table:style-name="ce16" office:value-type="string" calcext:value-type="string">
            <text:p>itm_umb_armor_a, itm_umb_armor_a_cloak,itm_umb_armor_a_goo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itm_umbar_rapier,</text:p>
          </table:table-cell>
          <table:table-cell table:style-name="ce16" office:value-type="string" calcext:value-type="string">
            <text:p>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c,</text:p>
          </table:table-cell>
          <table:table-cell table:style-name="ce16" office:value-type="string" calcext:value-type="string">
            <text:p>itm_umb_armor_c_good, itm_umb_armor_c, itm_umb_armor_c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hood_black,</text:p>
          </table:table-cell>
          <table:table-cell table:style-name="ce16" office:value-type="string" calcext:value-type="string">
            <text:p>itm_umb_armor_b_good,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shield_2|knows_power_throw_3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hood_black_good,</text:p>
          </table:table-cell>
          <table:table-cell table:style-name="ce16" office:value-type="string" calcext:value-type="string">
            <text:p>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5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hood_black,</text:p>
          </table:table-cell>
          <table:table-cell table:style-name="ce16" office:value-type="string" calcext:value-type="string">
            <text:p>itm_umb_armor_a_bad, itm_umb_armor_a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3|knows_power_draw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c,</text:p>
          </table:table-cell>
          <table:table-cell table:style-name="ce16" office:value-type="string" calcext:value-type="string">
            <text:p>itm_umb_armor_b_bad, 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regular_bow,itm_corsair_arrows,</text:p>
          </table:table-cell>
          <table:table-cell table:style-name="ce16" office:value-type="string" calcext:value-type="string">
            <text:p>itm_corsair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c,</text:p>
          </table:table-cell>
          <table:table-cell table:style-name="ce16" office:value-type="string" calcext:value-type="string">
            <text:p>itm_umb_armor_c_bad, itm_umb_armor_c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_good,</text:p>
          </table:table-cell>
          <table:table-cell table:style-name="ce16" office:value-type="string" calcext:value-type="string">
            <text:p>itm_umb_armor_e_bad, itm_umb_armor_e_cloak, itm_umb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c,</text:p>
          </table:table-cell>
          <table:table-cell table:style-name="ce16" office:value-type="string" calcext:value-type="string">
            <text:p>itm_umb_armor_c_good, itm_umb_armor_c, itm_umb_armor_c_bad, <text:s/>itm_umb_armor_c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itm_umbar_rapier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b,</text:p>
          </table:table-cell>
          <table:table-cell table:style-name="ce16" office:value-type="string" calcext:value-type="string">
            <text:p>itm_umb_armor_d_good, 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b_good,</text:p>
          </table:table-cell>
          <table:table-cell table:style-name="ce16" office:value-type="string" calcext:value-type="string">
            <text:p>itm_umb_armor_f_bad,itm_umb_armor_f_good, itm_umb_armor_f, itm_umb_armor_f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kraken,</text:p>
          </table:table-cell>
          <table:table-cell table:style-name="ce16" office:value-type="string" calcext:value-type="string">
            <text:p>itm_umb_shield_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hood_black,itm_hood_black_good,</text:p>
          </table:table-cell>
          <table:table-cell table:style-name="ce16"/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hood_black_good,itm_umb_helm_a,</text:p>
          </table:table-cell>
          <table:table-cell table:style-name="ce16" office:value-type="string" calcext:value-type="string">
            <text:p>itm_umb_armor_d_cloak, itm_umb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8|knows_power_draw_5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b,</text:p>
          </table:table-cell>
          <table:table-cell table:style-name="ce16" office:value-type="string" calcext:value-type="string">
            <text:p>itm_umb_armor_d_good, itm_umb_armor_d_bad, itm_umb_armor_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a,</text:p>
          </table:table-cell>
          <table:table-cell table:style-name="ce16" office:value-type="string" calcext:value-type="string">
            <text:p>itm_umb_armor_e_good, itm_umb_armor_e, itm_umb_armor_e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e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b_good,</text:p>
          </table:table-cell>
          <table:table-cell table:style-name="ce16" office:value-type="string" calcext:value-type="string">
            <text:p>itm_umb_armor_f_good, itm_umb_armor_f, itm_umb_armor_f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pike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i1_isen_orc_snaga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rc_coif_bad,itm_orc_coif,</text:p>
          </table:table-cell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common|knows_athletics_1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sen_orc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a,itm_isen_orc_helm_b,</text:p>
          </table:table-cell>
          <table:table-cell table:style-name="ce16" office:value-type="string" calcext:value-type="string">
            <text:p>itm_isen_orc_armor_c,itm_isen_orc_armor_d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spear,itm_isengard_spear,itm_orc_simple_spear,itm_orc_bill,itm_orc_bill,</text:p>
          </table:table-cell>
          <table:table-cell table:style-name="ce16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2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2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orc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hammer,itm_isengard_spear,itm_isengard_spear,itm_orc_simple_spear,itm_orc_bill,</text:p>
          </table:table-cell>
          <table:table-cell table:style-name="ce16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2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2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ell_orc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hammer,itm_isengard_spear,itm_isengard_spear,itm_orc_simple_spear,itm_orc_bill,itm_orc_bill,</text:p>
          </table:table-cell>
          <table:table-cell table:style-name="ce16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2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2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3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2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4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isen_wolf_rider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twohand_wood_club,itm_orc_falchion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isen_warg_rider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isen_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falchion,itm_orc_sabre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isen_uruk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heavy_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4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isen_large_uruk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e,</text:p>
          </table:table-cell>
          <table:table-cell table:style-name="ce16" office:value-type="string" calcext:value-type="string">
            <text:p>itm_isen_uruk_heavy_d,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6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isen_fighting_uruk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</text:p>
          </table:table-cell>
          <table:table-cell table:style-name="ce16" office:value-type="string" calcext:value-type="string">
            <text:p>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swor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7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isen_uruk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itm_isen_uruk_helm_e,</text:p>
          </table:table-cell>
          <table:table-cell table:style-name="ce16" office:value-type="string" calcext:value-type="string">
            <text:p>itm_isen_uruk_light_a,itm_isen_uruk_light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mallet,itm_isengard_sword,itm_isengard_halberd,itm_isengard_heavy_sword,</text:p>
          </table:table-cell>
          <table:table-cell table:style-name="ce16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isen_uruk_snaga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sen_uruk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a,</text:p>
          </table:table-cell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uruk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heavy_a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heavy_axe,itm_isengard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ighting_uruk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heavy_sword,</text:p>
          </table:table-cell>
          <table:table-cell table:style-name="ce16" office:value-type="string" calcext:value-type="string">
            <text:p>itm_isen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sen_fighting_uruk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mallet,itm_isengard_heavy_sword,</text:p>
          </table:table-cell>
          <table:table-cell table:style-name="ce16" office:value-type="string" calcext:value-type="string">
            <text:p>itm_isengard_axe,itm_isengard_hammer,itm_isen_uruk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uruk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light_a,itm_isen_uruk_heavy_a,</text:p>
          </table:table-cell>
          <table:table-cell table:style-name="ce16"/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ighting_uruk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light_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itm_isengar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sen_uruk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dor_uruk_snaga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m_uruk_light_a,itm_m_uruk_light_a_good, itm_m_uruk_light_a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axe,itm_orc_falchion,itm_orc_sabre,itm_orc_simple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uruk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a,itm_uruk_helm_b,itm_orc_coif,</text:p>
          </table:table-cell>
          <table:table-cell table:style-name="ce16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</text:p>
          </table:table-cell>
          <table:table-cell table:style-name="ce16" office:value-type="string" calcext:value-type="string">
            <text:p>itm_uruk_falchion_a,itm_uruk_falchion_b,itm_mordor_uruk_shield_a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large_uruk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ragwrap,itm_uruk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uruk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uruk_slaye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uruk_voulg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uruk_slaye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f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voulge,itm_uruk_heavy_ax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black_uruk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e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uruk_heavy_axe,</text:p>
          </table:table-cell>
          <table:table-cell table:style-name="ce16" office:value-type="string" calcext:value-type="string">
            <text:p>itm_uruk_falchion_a,itm_uruk_falchion_b,itm_mordor_uruk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uruk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mordor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table:number-columns-repeated="2"/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commoners</text:p>
          </table:table-cell>
          <table:table-cell table:style-name="ce16" office:value-type="string" calcext:value-type="string">
            <text:p>itm_ent_head_helm,itm_ent_head_helm2,itm_ent_head_helm3,</text:p>
          </table:table-cell>
          <table:table-cell table:style-name="ce16" office:value-type="string" calcext:value-type="string">
            <text:p>itm_ent_body,</text:p>
          </table:table-cell>
          <table:table-cell table:style-name="ce16" office:value-type="string" calcext:value-type="string">
            <text:p>itm_ent_hands,</text:p>
          </table:table-cell>
          <table:table-cell table:style-name="ce16" office:value-type="string" calcext:value-type="string">
            <text:p>itm_ent_feet_boots,</text:p>
          </table:table-cell>
          <table:table-cell table:style-name="ce16" office:value-type="string" calcext:value-type="string">
            <text:p>itm_tree_trunk_invis,</text:p>
          </table:table-cell>
          <table:table-cell table:style-name="ce16"/>
          <table:table-cell table:style-name="ce16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uldur_orc_snaga</text:p>
          </table:table-cell>
          <table:table-cell table:style-name="ce6" office:value-type="string" calcext:value-type="string">
            <text:p>Orc_Snaga_of_Dol_Guldur</text:p>
          </table:table-cell>
          <table:table-cell table:style-name="ce6" office:value-type="string" calcext:value-type="string">
            <text:p>Orc_Snagas_of_Dol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_bad, itm_orc_coif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imple_spea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common|knows_athletics_3|knows_power_strike_1|knows_power_draw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guldur_orc_tracker</text:p>
          </table:table-cell>
          <table:table-cell table:style-name="ce6" office:value-type="string" calcext:value-type="string">
            <text:p>Orc_Tracker_of_Dol_Guldur</text:p>
          </table:table-cell>
          <table:table-cell table:style-name="ce6" office:value-type="string" calcext:value-type="string">
            <text:p>Orc_Trackers_of_Dol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itm_orc_simple_spear,itm_orc_axe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4|knows_power_strike_2|knows_power_draw_1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dor_orc_snaga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machete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orc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, itm_orc_nosehelm_bad, 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falchion,itm_orc_sabre,itm_orc_slasher,itm_orc_axe,</text:p>
          </table:table-cell>
          <table:table-cell table:style-name="ce16"/>
          <table:table-cell table:style-name="ce16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1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large_orc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sabre,itm_orc_falchion,itm_orc_slasher,itm_orc_axe,</text:p>
          </table:table-cell>
          <table:table-cell table:style-name="ce16" office:value-type="string" calcext:value-type="string">
            <text:p>itm_mordor_orc_shield_b,itm_mordor_orc_shield_c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2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orc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_good, itm_orc_buckethelm_bad, itm_orc_buckethelm, itm_orc_kettle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c,itm_orc_sabre,itm_orc_falchion,itm_orc_two_handed_axe,itm_twohand_wood_club,itm_orc_scimitar,</text:p>
          </table:table-cell>
          <table:table-cell table:style-name="ce16" office:value-type="string" calcext:value-type="string">
            <text:p>itm_mordor_orc_shield_b,itm_mordor_orc_shield_c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2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mordor_warg_rider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 itm_orc_nosehelm,itm_orc_visor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dor_great_warg_ride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itm_orc_slasher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morgul_orc</text:p>
          </table:table-cell>
          <table:table-cell table:style-name="ce6" office:value-type="string" calcext:value-type="string">
            <text:p>Orc_of_Minas_Morgul</text:p>
          </table:table-cell>
          <table:table-cell table:style-name="ce6" office:value-type="string" calcext:value-type="string">
            <text:p>Orcs_of_Minas_Morgul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itm_orc_morion_bad,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imple_spear,itm_orc_bill,</text:p>
          </table:table-cell>
          <table:table-cell table:style-name="ce16" office:value-type="string" calcext:value-type="string">
            <text:p>itm_wood_club,itm_orc_slasher,itm_orc_machete,itm_mordor_orc_shield_c,itm_mordor_orc_shield_d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2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morgul_orc</text:p>
          </table:table-cell>
          <table:table-cell table:style-name="ce6" office:value-type="string" calcext:value-type="string">
            <text:p>Fell_Orc_of_Minas_Morgul</text:p>
          </table:table-cell>
          <table:table-cell table:style-name="ce6" office:value-type="string" calcext:value-type="string">
            <text:p>Fell_Orcs_of_Minas_Morgul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good, itm_orc_morion_good, itm_orc_bucket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kull_spear,itm_orc_bill,</text:p>
          </table:table-cell>
          <table:table-cell table:style-name="ce16" office:value-type="string" calcext:value-type="string">
            <text:p>itm_orc_slasher,itm_orc_machete,itm_mordor_orc_shield_d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2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uldur_large_orc_tracker</text:p>
          </table:table-cell>
          <table:table-cell table:style-name="ce6" office:value-type="string" calcext:value-type="string">
            <text:p>Large_Orc_Tracker_of_Dol_Guldur</text:p>
          </table:table-cell>
          <table:table-cell table:style-name="ce6" office:value-type="string" calcext:value-type="string">
            <text:p>Large_Orc_Trackers_of_Dol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nosehelm_bad,</text:p>
          </table:table-cell>
          <table:table-cell table:style-name="ce16" office:value-type="string" calcext:value-type="string">
            <text:p>itm_m_orc_light_b,itm_m_orc_light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two_handed_axe,itm_orc_club_d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uldur_fell_orc_tracker</text:p>
          </table:table-cell>
          <table:table-cell table:style-name="ce6" office:value-type="string" calcext:value-type="string">
            <text:p>Fell_Orc_Tracker_of_Dol_Guldur</text:p>
          </table:table-cell>
          <table:table-cell table:style-name="ce6" office:value-type="string" calcext:value-type="string">
            <text:p>Fell_Orc_Trackers_of_Dol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c,itm_m_orc_light_d,itm_m_orc_light_e,itm_m_orc_light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guldur_arrows_reward,</text:p>
          </table:table-cell>
          <table:table-cell table:style-name="ce16" office:value-type="string" calcext:value-type="string">
            <text:p>itm_orc_two_handed_axe,itm_orc_club_d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common|knows_riding_1|knows_athletics_7|knows_power_draw_5|knows_power_strike_3|knows_ironflesh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mordor_orc_arche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table:number-columns-repeated="2"/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common|knows_athletics_1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mordor_large_orc_arche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 itm_orc_coif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common|knows_athletics_2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mordor_fell_orc_arche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, itm_orc_coif_good, itm_orc_buckethelm_bad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slasher,itm_orc_slasher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common|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moria_wolf_rider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falchion,itm_orc_simple_spear,itm_wood_club,</text:p>
          </table:table-cell>
          <table:table-cell table:style-name="ce16" office:value-type="string" calcext:value-type="string">
            <text:p>itm_orc_throwing_arrow,itm_orc_shield_b,itm_orc_shield_a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ia_warg_rider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nosehelm, itm_orc_beakhelm_bad,</text:p>
          </table:table-cell>
          <table:table-cell table:style-name="ce16" office:value-type="string" calcext:value-type="string">
            <text:p>itm_moria_armor_a,itm_moria_armor_b,itm_moria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abre,itm_orc_sabre,itm_orc_throwing_arrow,itm_orc_scimitar,itm_orc_sabre,itm_orc_simple_spear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moria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ughelm_good, itm_orc_beakhelm, <text:s/>itm_gundabad_helm_e,</text:p>
          </table:table-cell>
          <table:table-cell table:style-name="ce16" office:value-type="string" calcext:value-type="string">
            <text:p>itm_moria_armor_c,itm_moria_armor_d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throwing_arrow,itm_orc_sabre,itm_orc_scimitar,itm_orc_simple_spear,itm_orc_skull_spear, itm_uruk_spear,</text:p>
          </table:table-cell>
          <table:table-cell table:style-name="ce16" office:value-type="string" calcext:value-type="string">
            <text:p>itm_moria_orc_shield_c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ia_snag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machete,itm_orc_axe,itm_wood_club,</text:p>
          </table:table-cell>
          <table:table-cell table:style-name="ce16" office:value-type="string" calcext:value-type="string">
            <text:p>itm_orc_shield_a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common|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2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ia_goblin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, itm_orc_bughelm_bad, itm_orc_beakhelm_bad,</text:p>
          </table:table-cell>
          <table:table-cell table:style-name="ce16" office:value-type="string" calcext:value-type="string">
            <text:p>itm_moria_armor_b,itm_moria_armor_c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simple_spear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ia_large_goblin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eakhelm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simple_spear,itm_orc_bill,</text:p>
          </table:table-cell>
          <table:table-cell table:style-name="ce16" office:value-type="string" calcext:value-type="string">
            <text:p>itm_orc_throwing_axes,itm_moria_orc_shield_c,itm_moria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ia_fell_goblin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axe,itm_orc_slasher,itm_orc_throwing_axes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moria_goblin_archer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eakhelm_bad,</text:p>
          </table:table-cell>
          <table:table-cell table:style-name="ce16" office:value-type="string" calcext:value-type="string">
            <text:p>itm_moria_armor_b,</text:p>
          </table:table-cell>
          <table:table-cell table:style-name="ce16" table:number-columns-repeated="2"/>
          <table:table-cell table:style-name="ce16" office:value-type="string" calcext:value-type="string">
            <text:p><text:s/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orc_shield_a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common|knows_athletics_4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moria_large_goblin_archer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ughelm, itm_orc_beakhelm,</text:p>
          </table:table-cell>
          <table:table-cell table:style-name="ce16" office:value-type="string" calcext:value-type="string">
            <text:p>itm_moria_armor_c,itm_moria_armor_b,itm_moria_armor_c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common|knows_athletics_5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moria_fell_goblin_archer</text:p>
          </table:table-cell>
          <table:table-cell table:style-name="ce6" office:value-type="string" calcext:value-type="string">
            <text:p>Fell_Goblin_Archer_of_Moria</text:p>
          </table:table-cell>
          <table:table-cell table:style-name="ce6" office:value-type="string" calcext:value-type="string">
            <text:p>Fell_Goblin_Archers_of_Moria</text:p>
          </table:table-cell>
          <table:table-cell table:style-name="ce12" office:value-type="string" calcext:value-type="string">
            <text:p>tf_orc| tfg_ranged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common|knows_athletics_7|knows_power_dra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ia_deep_dweller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lordly,itm_orc_bughelm_lordly,itm_uruk_helm_e,itm_uruk_helm_f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d,itm_dwarf_war_pick_old,</text:p>
          </table:table-cell>
          <table:table-cell table:style-name="ce16" office:value-type="string" calcext:value-type="string">
            <text:p>itm_orc_javelin,itm_orc_javelin,itm_moria_orc_shield_b,itm_moria_orc_shield_c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common|knows_athletics_7|knows_power_strike_6|knows_power_throw_5|knows_ironflesh_7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ia_orc_chieftain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eakhelm_lordly,itm_uruk_helm_c,itm_uruk_helm_d,itm_uruk_helm_f,</text:p>
          </table:table-cell>
          <table:table-cell table:style-name="ce16" office:value-type="string" calcext:value-type="string">
            <text:p>(itm_moria_armor_e, imod_sturdy),(itm_moria_armor_e, imod_reinforced),(itm_moria_armor_e, imod_lordly),</text:p>
          </table:table-cell>
          <table:table-cell table:style-name="ce16"/>
          <table:table-cell table:style-name="ce16" office:value-type="string" calcext:value-type="string">
            <text:p>itm_uruk_greaves, itm_orc_greaves,</text:p>
          </table:table-cell>
          <table:table-cell table:style-name="ce16" office:value-type="string" calcext:value-type="string">
            <text:p>itm_rhun_falchion,itm_rhun_shortsword,itm_rhun_sword,</text:p>
          </table:table-cell>
          <table:table-cell table:style-name="ce16" office:value-type="string" calcext:value-type="string">
            <text:p>itm_orc_skull_spear,itm_uruk_spear, itm_moria_orc_shield_a, (itm_orc_shield_c, imod_reinforced)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common|knows_athletics_5|knows_power_strike_4|knows_ironflesh_10|knows_shield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unda_goblin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a,itm_orc_tribal_a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lasher,itm_orc_simple_spear,itm_orc_simple_spear,itm_bone_cudgel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common|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nda_orc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6|knows_power_draw_1|knows_power_throw_3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gunda_orc_fighter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machete,itm_orc_scimitar,itm_orc_axe,itm_orc_skull_spear,</text:p>
          </table:table-cell>
          <table:table-cell table:style-name="ce16" office:value-type="string" calcext:value-type="string">
            <text:p>itm_orc_throwing_arrow,itm_orc_throwing_axes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7|knows_power_draw_2|knows_power_thro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unda_orc_warrior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scimitar,itm_orc_axe,itm_orc_skull_spear,</text:p>
          </table:table-cell>
          <table:table-cell table:style-name="ce16" office:value-type="string" calcext:value-type="string">
            <text:p>itm_orc_javelin,itm_orc_throwing_arrow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8|knows_power_throw_5|knows_power_strike_4|knows_ironflesh_2|knows_shield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unda_orc_berserker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itm_gundabad_helm_c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6" table:number-columns-repeated="2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common|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gunda_skirmisher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machete,itm_orc_scimitar,itm_orc_falchion,</text:p>
          </table:table-cell>
          <table:table-cell table:style-name="ce16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unda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d,itm_gundabad_helm_e,</text:p>
          </table:table-cell>
          <table:table-cell table:style-name="ce16" office:value-type="string" calcext:value-type="string">
            <text:p>itm_gundabad_armor_d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scimitar,</text:p>
          </table:table-cell>
          <table:table-cell table:style-name="ce16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unda_goblin_rider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b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wood_club,itm_twohand_wood_club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gunda_warg_rider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b,itm_gundabad_helm_c,</text:p>
          </table:table-cell>
          <table:table-cell table:style-name="ce16" office:value-type="string" calcext:value-type="string">
            <text:p>itm_gundabad_armor_b,itm_gundabad_armor_b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orc_machete,itm_orc_scimitar,itm_orc_falchion,itm_twohand_wood_club,itm_orc_club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unda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e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3a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common|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unda_orc_champion</text:p>
          </table:table-cell>
          <table:table-cell table:style-name="ce6" office:value-type="string" calcext:value-type="string">
            <text:p>Gundabad_Orc_Champion</text:p>
          </table:table-cell>
          <table:table-cell table:style-name="ce6" office:value-type="string" calcext:value-type="string">
            <text:p>Gundabad_Orc_Champion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d,</text:p>
          </table:table-cell>
          <table:table-cell table:style-name="ce16" office:value-type="string" calcext:value-type="string">
            <text:p><text:s/>itm_gundabad_armor_d,itm_gundabad_armor_e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cimitar,itm_orc_sabre,itm_orc_club_c,</text:p>
          </table:table-cell>
          <table:table-cell table:style-name="ce16" office:value-type="string" calcext:value-type="string">
            <text:p>itm_orc_javelin, <text:s/>itm_orc_throwing_axes,</text:p>
          </table:table-cell>
          <table:table-cell table:style-name="ce16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8|knows_power_throw_6|knows_power_strike_5|knows_ironflesh_4|knows_shield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num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evil_light_armor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itm_uruk_falchion_a,itm_orc_sabre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num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hood_black,itm_orc_coif,</text:p>
          </table:table-cell>
          <table:table-cell table:style-name="ce16" office:value-type="string" calcext:value-type="string">
            <text:p>itm_evil_light_armor,itm_m_armor_a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mordor_sword,itm_uruk_pike_b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num_vet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longsword,itm_mordor_sword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2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num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longsword,itm_orc_club_d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num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itm_hood_black,itm_hood_black,</text:p>
          </table:table-cell>
          <table:table-cell table:style-name="ce16" office:value-type="string" calcext:value-type="string">
            <text:p>itm_m_armor_a,itm_m_armor_b,itm_black_num_armor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corsair_throwing_dagger, itm_corsair_throwing_dagger, itm_corsair_throwing_dagger,</text:p>
          </table:table-cell>
          <table:table-cell table:style-name="ce16" office:value-type="string" calcext:value-type="string">
            <text:p>itm_mordor_sword,itm_mordor_longsword, itm_umb_shield_a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dor_num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mordor_longsword,itm_uruk_spear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mordor_num_knight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<text:s/>itm_uruk_greaves,</text:p>
          </table:table-cell>
          <table:table-cell table:style-name="ce16" office:value-type="string" calcext:value-type="string">
            <text:p>itm_mordor_longsword,itm_uruk_spear, itm_uruk_pike_b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<text:s/>&amp; ents</text:p>
          </table:table-cell>
          <table:table-cell table:style-name="ce7" table:number-columns-repeated="19"/>
          <table:table-cell table:style-name="ce1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#Trolls  &amp; ents" calcext:value-type="string">
            <text:p>#Trolls <text:s/>&amp; 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ia_troll</text:p>
          </table:table-cell>
          <table:table-cell table:style-name="ce6" office:value-type="string" calcext:value-type="string">
            <text:p>Cave_Troll</text:p>
          </table:table-cell>
          <table:table-cell table:style-name="ce6" office:value-type="string" calcext:value-type="string">
            <text:p>Cave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office:value-type="string" calcext:value-type="string">
            <text:p>itm_troll_body_a,itm_troll_body_b,itm_troll_body_c,</text:p>
          </table:table-cell>
          <table:table-cell table:style-name="ce16" office:value-type="string" calcext:value-type="string">
            <text:p>itm_troll_hands,</text:p>
          </table:table-cell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40)</text:p>
          </table:table-cell>
          <table:table-cell table:style-name="ce27" office:value-type="string" calcext:value-type="string">
            <text:p>wp(150)</text:p>
          </table:table-cell>
          <table:table-cell table:style-name="ce27" office:value-type="string" calcext:value-type="string">
            <text:p>knows_power_strike_5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moria_troll&quot;,&quot;Cave_Troll&quot;,&quot;Cave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" calcext:value-type="string">
            <text:p>["moria_troll","Cave_Troll","Cave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ia_vet_troll</text:p>
          </table:table-cell>
          <table:table-cell table:style-name="ce6" office:value-type="string" calcext:value-type="string">
            <text:p>Trained_Cave_Troll</text:p>
          </table:table-cell>
          <table:table-cell table:style-name="ce6" office:value-type="string" calcext:value-type="string">
            <text:p>Trained_Cave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office:value-type="string" calcext:value-type="string">
            <text:p>itm_troll_body_a,itm_troll_body_b,itm_troll_body_c,</text:p>
          </table:table-cell>
          <table:table-cell table:style-name="ce16" office:value-type="string" calcext:value-type="string">
            <text:p>itm_troll_hands,</text:p>
          </table:table-cell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0)</text:p>
          </table:table-cell>
          <table:table-cell table:style-name="ce27" office:value-type="string" calcext:value-type="string">
            <text:p>wp(175)</text:p>
          </table:table-cell>
          <table:table-cell table:style-name="ce27" office:value-type="string" calcext:value-type="string">
            <text:p>knows_power_strike_5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moria_vet_troll&quot;,&quot;Trained_Cave_Troll&quot;,&quot;Trained_Cave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175),knows_power_strike_5|knows_ironflesh_10,troll_face1,troll_face2]," calcext:value-type="string">
            <text:p>["moria_vet_troll","Trained_Cave_Troll","Trained_Cave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175),knows_power_strike_5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ia_armored_troll</text:p>
          </table:table-cell>
          <table:table-cell table:style-name="ce6" office:value-type="string" calcext:value-type="string">
            <text:p>Armored_Cave_Troll</text:p>
          </table:table-cell>
          <table:table-cell table:style-name="ce6" office:value-type="string" calcext:value-type="string">
            <text:p>Armored_Cave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office:value-type="string" calcext:value-type="string">
            <text:p>itm_troll_body_a,itm_troll_body_b,itm_troll_body_c,</text:p>
          </table:table-cell>
          <table:table-cell table:style-name="ce16" office:value-type="string" calcext:value-type="string">
            <text:p>itm_troll_hands,</text:p>
          </table:table-cell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175)</text:p>
          </table:table-cell>
          <table:table-cell table:style-name="ce27" office:value-type="string" calcext:value-type="string">
            <text:p>knows_power_strike_5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armored_troll&quot;,&quot;Armored_Cave_Troll&quot;,&quot;Armored_Cave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8),wp(175),knows_power_strike_5|knows_ironflesh_10,troll_face1,troll_face2]," calcext:value-type="string">
            <text:p>["moria_armored_troll","Armored_Cave_Troll","Armored_Cave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8),wp(175),knows_power_strike_5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nda_troll</text:p>
          </table:table-cell>
          <table:table-cell table:number-columns-repeated="2" table:style-name="ce6" office:value-type="string" calcext:value-type="string">
            <text:p>Mountain_Troll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office:value-type="string" calcext:value-type="string">
            <text:p>itm_troll_body_a,itm_troll_body_b,itm_troll_body_c,</text:p>
          </table:table-cell>
          <table:table-cell table:style-name="ce16" office:value-type="string" calcext:value-type="string">
            <text:p>itm_troll_hands,</text:p>
          </table:table-cell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40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5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gunda_troll&quot;,&quot;Mountain_Troll&quot;,&quot;Mountain_Troll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200),knows_power_strike_5|knows_ironflesh_10,troll_face1,troll_face2]," calcext:value-type="string">
            <text:p>["gunda_troll","Mountain_Troll","Mountain_Troll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200),knows_power_strike_5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nda_vet_troll</text:p>
          </table:table-cell>
          <table:table-cell table:style-name="ce6" office:value-type="string" calcext:value-type="string">
            <text:p>Trained_Mountain_Troll</text:p>
          </table:table-cell>
          <table:table-cell table:style-name="ce6" office:value-type="string" calcext:value-type="string">
            <text:p>Trained_Mountain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office:value-type="string" calcext:value-type="string">
            <text:p>itm_troll_body_a,itm_troll_body_b,itm_troll_body_c,</text:p>
          </table:table-cell>
          <table:table-cell table:style-name="ce16" office:value-type="string" calcext:value-type="string">
            <text:p>itm_troll_hands,</text:p>
          </table:table-cell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0)</text:p>
          </table:table-cell>
          <table:table-cell table:style-name="ce27" office:value-type="string" calcext:value-type="string">
            <text:p>wp(250)</text:p>
          </table:table-cell>
          <table:table-cell table:style-name="ce27" office:value-type="string" calcext:value-type="string">
            <text:p>knows_power_strike_5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gunda_vet_troll&quot;,&quot;Trained_Mountain_Troll&quot;,&quot;Trained_Mountain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250),knows_power_strike_5|knows_ironflesh_10,troll_face1,troll_face2]," calcext:value-type="string">
            <text:p>["gunda_vet_troll","Trained_Mountain_Troll","Trained_Mountain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250),knows_power_strike_5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sen_troll</text:p>
          </table:table-cell>
          <table:table-cell table:style-name="ce6" office:value-type="string" calcext:value-type="string">
            <text:p>Isengard_Troll</text:p>
          </table:table-cell>
          <table:table-cell table:style-name="ce6" office:value-type="string" calcext:value-type="string">
            <text:p>Isengar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office:value-type="string" calcext:value-type="string">
            <text:p>itm_troll_body_a,itm_troll_body_b,itm_troll_body_c,</text:p>
          </table:table-cell>
          <table:table-cell table:style-name="ce16" office:value-type="string" calcext:value-type="string">
            <text:p>itm_troll_hands,</text:p>
          </table:table-cell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40)</text:p>
          </table:table-cell>
          <table:table-cell table:style-name="ce27" office:value-type="string" calcext:value-type="string">
            <text:p>wp(150)</text:p>
          </table:table-cell>
          <table:table-cell table:style-name="ce27" office:value-type="string" calcext:value-type="string">
            <text:p>knows_power_strike_5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isen_troll&quot;,&quot;Isengard_Troll&quot;,&quot;Isengard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" calcext:value-type="string">
            <text:p>["isen_troll","Isengard_Troll","Isengard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sen_vet_troll</text:p>
          </table:table-cell>
          <table:table-cell table:number-columns-repeated="2" table:style-name="ce6" office:value-type="string" calcext:value-type="string">
            <text:p>Isengard_Trained_Troll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office:value-type="string" calcext:value-type="string">
            <text:p>itm_troll_body_a,itm_troll_body_b,itm_troll_body_c,</text:p>
          </table:table-cell>
          <table:table-cell table:style-name="ce16" office:value-type="string" calcext:value-type="string">
            <text:p>itm_troll_hands,</text:p>
          </table:table-cell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0)</text:p>
          </table:table-cell>
          <table:table-cell table:style-name="ce27" office:value-type="string" calcext:value-type="string">
            <text:p>wp(175)</text:p>
          </table:table-cell>
          <table:table-cell table:style-name="ce27" office:value-type="string" calcext:value-type="string">
            <text:p>knows_power_strike_5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isen_vet_troll&quot;,&quot;Isengard_Trained_Troll&quot;,&quot;Isengard_Trained_Troll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175),knows_power_strike_5|knows_ironflesh_10,troll_face1,troll_face2]," calcext:value-type="string">
            <text:p>["isen_vet_troll","Isengard_Trained_Troll","Isengard_Trained_Troll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175),knows_power_strike_5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sen_armoured_troll</text:p>
          </table:table-cell>
          <table:table-cell table:style-name="ce6" office:value-type="string" calcext:value-type="string">
            <text:p>Isengard_Armored_Troll</text:p>
          </table:table-cell>
          <table:table-cell table:style-name="ce6" office:value-type="string" calcext:value-type="string">
            <text:p>Isengard_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isen_olog_head_helm,itm_isen_olog_head_helm_b,itm_isen_olog_head_helm_c,</text:p>
          </table:table-cell>
          <table:table-cell table:style-name="ce16" office:value-type="string" calcext:value-type="string">
            <text:p>itm_isen_olog_body,itm_isen_olog_body_b,</text:p>
          </table:table-cell>
          <table:table-cell table:style-name="ce16" office:value-type="string" calcext:value-type="string">
            <text:p>itm_isen_olog_hands,</text:p>
          </table:table-cell>
          <table:table-cell table:style-name="ce16" office:value-type="string" calcext:value-type="string">
            <text:p>itm_isen_olog_feet_boots,</text:p>
          </table:table-cell>
          <table:table-cell table:style-name="ce16" office:value-type="string" calcext:value-type="string">
            <text:p>itm_giant_mace, itm_giant_mace_b,itm_giant_hammer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175)</text:p>
          </table:table-cell>
          <table:table-cell table:style-name="ce27" office:value-type="string" calcext:value-type="string">
            <text:p>knows_power_strike_7|knows_ironflesh_13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isen_armoured_troll&quot;,&quot;Isengard_Armored_Troll&quot;,&quot;Isengard_Armored_Trolls&quot;,tf_troll| tfg_helm| tfg_boots| tfg_armor| tfg_gloves| tf_no_capture_alive,0,0,fac_mordor,[itm_isen_olog_head_helm,itm_isen_olog_head_helm_b,itm_isen_olog_head_helm_c,itm_isen_olog_body,itm_isen_olog_body_b,itm_isen_olog_hands,itm_isen_olog_feet_boots,itm_giant_mace, itm_giant_mace_b,itm_giant_hammer],str_255| agi_3| int_3| cha_3|level(58),wp(175),knows_power_strike_7|knows_ironflesh_13,troll_face1,troll_face2]," calcext:value-type="string">
            <text:p>["isen_armoured_troll","Isengard_Armored_Troll","Isengard_Armored_Trolls",tf_troll| tfg_helm| tfg_boots| tfg_armor| tfg_gloves| tf_no_capture_alive,0,0,fac_mordor,[itm_isen_olog_head_helm,itm_isen_olog_head_helm_b,itm_isen_olog_head_helm_c,itm_isen_olog_body,itm_isen_olog_body_b,itm_isen_olog_hands,itm_isen_olog_feet_boots,itm_giant_mace, itm_giant_mace_b,itm_giant_hammer],str_255| agi_3| int_3| cha_3|level(58),wp(175),knows_power_strike_7|knows_ironflesh_13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dor_troll</text:p>
          </table:table-cell>
          <table:table-cell table:style-name="ce6" office:value-type="string" calcext:value-type="string">
            <text:p>Mordor_Troll</text:p>
          </table:table-cell>
          <table:table-cell table:style-name="ce6" office:value-type="string" calcext:value-type="string">
            <text:p>Mordor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office:value-type="string" calcext:value-type="string">
            <text:p>itm_troll_body_a,itm_troll_body_b,itm_troll_body_c,</text:p>
          </table:table-cell>
          <table:table-cell table:style-name="ce16" office:value-type="string" calcext:value-type="string">
            <text:p>itm_troll_hands,</text:p>
          </table:table-cell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40)</text:p>
          </table:table-cell>
          <table:table-cell table:style-name="ce27" office:value-type="string" calcext:value-type="string">
            <text:p>wp(150)</text:p>
          </table:table-cell>
          <table:table-cell table:style-name="ce27" office:value-type="string" calcext:value-type="string">
            <text:p>knows_power_strike_5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mordor_troll&quot;,&quot;Mordor_Troll&quot;,&quot;Mordor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" calcext:value-type="string">
            <text:p>["mordor_troll","Mordor_Troll","Mordor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40),wp(150),knows_power_strike_5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dor_vet_troll</text:p>
          </table:table-cell>
          <table:table-cell table:style-name="ce6" office:value-type="string" calcext:value-type="string">
            <text:p>Mordor_Trained_Troll</text:p>
          </table:table-cell>
          <table:table-cell table:style-name="ce6" office:value-type="string" calcext:value-type="string">
            <text:p>Mordor_Train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office:value-type="string" calcext:value-type="string">
            <text:p>itm_troll_body_a,itm_troll_body_b,itm_troll_body_c,</text:p>
          </table:table-cell>
          <table:table-cell table:style-name="ce16" office:value-type="string" calcext:value-type="string">
            <text:p>itm_troll_hands,</text:p>
          </table:table-cell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0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5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mordor_vet_troll&quot;,&quot;Mordor_Trained_Troll&quot;,&quot;Mordor_Trained_Trolls&quot;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200),knows_power_strike_5|knows_ironflesh_10,troll_face1,troll_face2]," calcext:value-type="string">
            <text:p>["mordor_vet_troll","Mordor_Trained_Troll","Mordor_Trained_Trolls",tf_troll| tfg_helm| tfg_boots| tfg_armor| tfg_gloves| tf_no_capture_alive,0,0,fac_mordor,[itm_troll_head_helm,itm_troll_head_helm_b,itm_troll_head_helm_c,itm_troll_body_a,itm_troll_body_b,itm_troll_body_c,itm_troll_hands,itm_troll_feet_boots,itm_tree_trunk_club_a,itm_tree_trunk_club_a,itm_tree_trunk_club_a,itm_tree_trunk_club_b,itm_tree_trunk_club_b,],str_255| agi_3| int_3| cha_3|level(50),wp(200),knows_power_strike_5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dor_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 itm_troll_shield_a, itm_troll_shield_a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250)</text:p>
          </table:table-cell>
          <table:table-cell table:style-name="ce27" office:value-type="string" calcext:value-type="string">
            <text:p>knows_power_strike_8|knows_ironflesh_15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mordor_olog_hai&quot;,&quot;Olog_Hai_of_Mordor&quot;,&quot;Olog_Hai_of_Mordor&quot;,tf_troll|tfg_shield| tfg_helm| tfg_boots| tfg_armor| tfg_gloves| tf_no_capture_alive,0,0,fac_mordor,[itm_olog_head_helm,itm_olog_head_helm_b,itm_olog_head_helm_c,itm_olog_body,itm_olog_body_b,itm_olog_hands,itm_olog_feet_boots,itm_giant_mace, itm_troll_shield_a, itm_troll_shield_a,itm_giant_mace_b,itm_giant_hammer,],str_255| agi_3| int_3| cha_3|level(61),wp(250),knows_power_strike_8|knows_ironflesh_15,troll_face1,troll_face2]," calcext:value-type="string">
            <text:p>["mordor_olog_hai","Olog_Hai_of_Mordor","Olog_Hai_of_Mordor",tf_troll|tfg_shield| tfg_helm| tfg_boots| tfg_armor| tfg_gloves| tf_no_capture_alive,0,0,fac_mordor,[itm_olog_head_helm,itm_olog_head_helm_b,itm_olog_head_helm_c,itm_olog_body,itm_olog_body_b,itm_olog_hands,itm_olog_feet_boots,itm_giant_mace, itm_troll_shield_a, itm_troll_shield_a,itm_giant_mace_b,itm_giant_hammer,],str_255| agi_3| int_3| cha_3|level(61),wp(250),knows_power_strike_8|knows_ironflesh_15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ent_head_helm,itm_ent_head_helm2,itm_ent_head_helm3,</text:p>
          </table:table-cell>
          <table:table-cell table:style-name="ce16" office:value-type="string" calcext:value-type="string">
            <text:p>itm_ent_body,</text:p>
          </table:table-cell>
          <table:table-cell table:style-name="ce16" office:value-type="string" calcext:value-type="string">
            <text:p>itm_ent_hands,</text:p>
          </table:table-cell>
          <table:table-cell table:style-name="ce16" office:value-type="string" calcext:value-type="string">
            <text:p>itm_ent_feet_boots,</text:p>
          </table:table-cell>
          <table:table-cell table:style-name="ce16" office:value-type="string" calcext:value-type="string">
            <text:p>itm_tree_trunk_invis,</text:p>
          </table:table-cell>
          <table:table-cell table:style-name="ce16"/>
          <table:table-cell table:style-name="ce16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50)</text:p>
          </table:table-cell>
          <table:table-cell table:style-name="ce27" office:value-type="string" calcext:value-type="string">
            <text:p>knows_power_strike_15|knows_ironflesh_15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ent&quot;,&quot;Ent&quot;,&quot;Ents&quot;,tf_troll| tfg_helm| tfg_boots| tfg_armor| tfg_gloves| tf_no_capture_alive,0,0,fac_mordor,[itm_ent_head_helm,itm_ent_head_helm2,itm_ent_head_helm3,itm_ent_body,itm_ent_hands,itm_ent_feet_boots,itm_tree_trunk_invis,itm_ent_water,],str_255| agi_3| int_3| cha_3|level(63),wp(250),knows_power_strike_15|knows_ironflesh_15,troll_face1,troll_face2]," calcext:value-type="string">
            <text:p>["ent","Ent","Ents",tf_troll| tfg_helm| tfg_boots| tfg_armor| tfg_gloves| tf_no_capture_alive,0,0,fac_mordor,[itm_ent_head_helm,itm_ent_head_helm2,itm_ent_head_helm3,itm_ent_body,itm_ent_hands,itm_ent_feet_boots,itm_tree_trunk_invis,itm_ent_water,],str_255| agi_3| int_3| cha_3|level(63),wp(250),knows_power_strike_15|knows_ironflesh_15,troll_face1,troll_face2],</text:p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7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7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7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0.00.0000</text:date>, <text:time style:data-style-name="N2" text:time-value="16:50:23.07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20-02-05T17:36:27.386000000</dc:date>
    <meta:editing-cycles>336</meta:editing-cycles>
    <meta:editing-duration>P3DT23H42M35S</meta:editing-duration>
    <meta:document-statistic meta:table-count="2" meta:cell-count="6968" meta:object-count="0"/>
  </office:meta>
</office:document-meta>
</file>